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loext:graphic-properties draw:fill="none"/>
      <style:paragraph-properties fo:margin-left="1.199cm" fo:margin-right="0cm" fo:margin-top="0cm" fo:margin-bottom="0.247cm" loext:contextual-spacing="false" fo:line-height="115%" fo:text-align="justify" style:justify-single-word="false" fo:text-indent="0cm" style:auto-text-indent="false" fo:background-color="transparent"/>
    </style:style>
    <style:style style:name="P2" style:family="paragraph" style:parent-style-name="Text_20_body">
      <loext:graphic-properties draw:fill="none"/>
      <style:paragraph-properties fo:margin-left="1.199cm" fo:margin-right="0cm" fo:margin-top="0cm" fo:margin-bottom="0.247cm" loext:contextual-spacing="false" fo:line-height="115%" fo:text-align="justify" style:justify-single-word="false" fo:text-indent="0cm" style:auto-text-indent="false" fo:background-color="transparent"/>
      <style:text-properties officeooo:paragraph-rsid="0042976e"/>
    </style:style>
    <style:style style:name="P3" style:family="paragraph" style:parent-style-name="Text_20_body">
      <loext:graphic-properties draw:fill="none"/>
      <style:paragraph-properties fo:margin-left="1.199cm" fo:margin-right="0cm" fo:margin-top="0cm" fo:margin-bottom="0.247cm" loext:contextual-spacing="false" fo:line-height="115%" fo:text-align="justify" style:justify-single-word="false" fo:text-indent="0cm" style:auto-text-indent="false" fo:background-color="transparen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font-weight-asian="bold" style:font-weight-complex="bold"/>
    </style:style>
    <style:style style:name="P4" style:family="paragraph" style:parent-style-name="Text_20_body" style:master-page-name="">
      <loext:graphic-properties draw:fill="none"/>
      <style:paragraph-properties fo:margin-left="1.199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2fdb5f"/>
    </style:style>
    <style:style style:name="P5" style:family="paragraph" style:parent-style-name="Text_20_body" style:master-page-name="">
      <loext:graphic-properties draw:fill="none"/>
      <style:paragraph-properties fo:margin-left="1.199cm" fo:margin-right="0cm" fo:margin-top="0cm" fo:margin-bottom="0.247cm" loext:contextual-spacing="false" fo:line-height="115%" fo:text-align="justify" style:justify-single-word="false" fo:text-indent="0cm" style:auto-text-indent="false" style:page-number="auto" fo:background-color="transparent"/>
    </style:style>
    <style:style style:name="P6" style:family="paragraph" style:parent-style-name="Text_20_body" style:master-page-name="">
      <loext:graphic-properties draw:fill="none"/>
      <style:paragraph-properties fo:margin-left="1.199cm" fo:margin-right="0cm" fo:margin-top="0cm" fo:margin-bottom="0.247cm" loext:contextual-spacing="false" fo:line-height="115%" fo:text-align="justify" style:justify-single-word="false" fo:text-indent="0cm" style:auto-text-indent="false" style:page-number="auto" fo:background-color="transparent">
        <style:tab-stops>
          <style:tab-stop style:position="0.811cm"/>
        </style:tab-stops>
      </style:paragraph-properties>
    </style:style>
    <style:style style:name="P7" style:family="paragraph" style:parent-style-name="Text_20_body">
      <style:paragraph-properties fo:text-align="justify" style:justify-single-word="false"/>
      <style:text-properties style:font-name="Times New Roman1" fo:font-size="12pt" officeooo:paragraph-rsid="00224969" style:font-size-asian="12pt" style:font-size-complex="12pt"/>
    </style:style>
    <style:style style:name="P8" style:family="paragraph" style:parent-style-name="Text_20_body">
      <style:paragraph-properties fo:text-align="justify" style:justify-single-word="false"/>
      <style:text-properties style:font-name="Times New Roman1" fo:font-size="12pt" officeooo:rsid="00285649" officeooo:paragraph-rsid="002aee5c" style:font-size-asian="12pt" style:font-size-complex="12pt"/>
    </style:style>
    <style:style style:name="P9" style:family="paragraph" style:parent-style-name="Text_20_body">
      <style:paragraph-properties fo:text-align="justify" style:justify-single-word="false"/>
      <style:text-properties style:font-name="Times New Roman1" fo:font-size="12pt" officeooo:rsid="002afb7d" officeooo:paragraph-rsid="002afb7d" style:font-size-asian="12pt" style:font-size-complex="12pt"/>
    </style:style>
    <style:style style:name="P10" style:family="paragraph" style:parent-style-name="Text_20_body">
      <style:paragraph-properties fo:text-align="justify" style:justify-single-word="false"/>
      <style:text-properties style:text-position="0% 100%" style:font-name="Times New Roman1" fo:font-size="12pt" officeooo:rsid="0026475c" officeooo:paragraph-rsid="0026475c" style:font-size-asian="12pt" style:font-size-complex="12pt"/>
    </style:style>
    <style:style style:name="P11" style:family="paragraph" style:parent-style-name="Text_20_body">
      <style:text-properties officeooo:rsid="001d0bd7" officeooo:paragraph-rsid="001d0bd7"/>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3"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2fdb5f" style:text-blinking="false" fo:background-color="transparent" style:font-size-asian="18pt" style:font-size-complex="18pt"/>
    </style:style>
    <style:style style:name="P14" style:family="paragraph" style:parent-style-name="Text_20_body">
      <style:paragraph-properties fo:break-before="page"/>
      <style:text-properties fo:font-size="14pt" fo:font-weight="bold" officeooo:rsid="001d0bd7" officeooo:paragraph-rsid="001d0bd7" style:font-size-asian="14pt" style:font-weight-asian="bold" style:font-size-complex="14pt" style:font-weight-complex="bold"/>
    </style:style>
    <style:style style:name="P15" style:family="paragraph" style:parent-style-name="Text_20_body">
      <style:paragraph-properties fo:text-align="justify" style:justify-single-word="false" fo:break-before="page"/>
      <style:text-properties fo:font-variant="normal" fo:text-transform="none" fo:color="#000000" style:text-line-through-style="none" style:text-line-through-type="none" style:font-name="Times New Roman1" fo:font-size="18pt" fo:font-style="normal" style:text-underline-style="none" fo:font-weight="normal" officeooo:rsid="001d71f3" officeooo:paragraph-rsid="00264e63" style:text-blinking="false" fo:background-color="#ffffff" style:font-size-asian="18pt" style:font-size-complex="18pt"/>
    </style:style>
    <style:style style:name="P16" style:family="paragraph" style:parent-style-name="Text_20_body">
      <style:paragraph-properties fo:break-before="page"/>
      <style:text-properties fo:font-size="18pt" style:font-size-asian="18pt" style:font-size-complex="18pt"/>
    </style:style>
    <style:style style:name="P17" style:family="paragraph" style:parent-style-name="Standard">
      <style:text-properties style:font-name="Liberation Serif" fo:font-size="12pt"/>
    </style:style>
    <style:style style:name="P18"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19" style:family="paragraph" style:parent-style-name="Standard">
      <loext:graphic-properties draw:fill="none"/>
      <style:paragraph-properties fo:margin-left="0cm" fo:margin-right="0cm" fo:margin-top="0cm" fo:margin-bottom="0.247cm" loext:contextual-spacing="false" fo:line-height="115%" fo:text-align="start" style:justify-single-word="false" fo:text-indent="0cm" style:auto-text-indent="false" fo:background-color="transparent"/>
    </style:style>
    <style:style style:name="P20"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paragraph-rsid="004fdbb3"/>
    </style:style>
    <style:style style:name="P21" style:family="paragraph" style:parent-style-name="Text_20_body">
      <loext:graphic-properties draw:fill="none"/>
      <style:paragraph-properties fo:margin-left="1.3cm" fo:margin-right="0cm" fo:margin-top="0cm" fo:margin-bottom="0.247cm" loext:contextual-spacing="false" fo:line-height="115%" fo:text-indent="0cm" style:auto-text-indent="false" fo:background-color="transparent"/>
    </style:style>
    <style:style style:name="P22"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2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T1" style:family="text">
      <style:text-properties style:font-name="Times New Roman1"/>
    </style:style>
    <style:style style:name="T2" style:family="text">
      <style:text-properties style:font-name="Times New Roman1" officeooo:rsid="0016c39b"/>
    </style:style>
    <style:style style:name="T3" style:family="text">
      <style:text-properties style:font-name="Times New Roman1" officeooo:rsid="003b989e"/>
    </style:style>
    <style:style style:name="T4" style:family="text">
      <style:text-properties style:font-name="Times New Roman1" officeooo:rsid="0040a5e7"/>
    </style:style>
    <style:style style:name="T5" style:family="text">
      <style:text-properties style:font-name="Times New Roman1" officeooo:rsid="003fcff6"/>
    </style:style>
    <style:style style:name="T6" style:family="text">
      <style:text-properties style:font-name="Times New Roman1" officeooo:rsid="0042976e"/>
    </style:style>
    <style:style style:name="T7" style:family="text">
      <style:text-properties style:font-name="Times New Roman1" officeooo:rsid="00499398"/>
    </style:style>
    <style:style style:name="T8" style:family="text">
      <style:text-properties style:font-name="Times New Roman1" officeooo:rsid="004fdbb3"/>
    </style:style>
    <style:style style:name="T9" style:family="text">
      <style:text-properties style:font-name="Times New Roman1" officeooo:rsid="004ff9a6"/>
    </style:style>
    <style:style style:name="T10" style:family="text">
      <style:text-properties style:text-position="0% 100%"/>
    </style:style>
    <style:style style:name="T11" style:family="text">
      <style:text-properties style:text-position="0% 100%" officeooo:rsid="001d0bd7"/>
    </style:style>
    <style:style style:name="T12" style:family="text">
      <style:text-properties style:text-position="0% 100%" officeooo:rsid="001d71f3"/>
    </style:style>
    <style:style style:name="T13" style:family="text">
      <style:text-properties style:text-position="0% 100%" officeooo:rsid="0026475c"/>
    </style:style>
    <style:style style:name="T14" style:family="text">
      <style:text-properties style:text-position="0% 100%" officeooo:rsid="0028cd84"/>
    </style:style>
    <style:style style:name="T15" style:family="text">
      <style:text-properties style:text-position="0% 100%" style:font-name="Times New Roman1"/>
    </style:style>
    <style:style style:name="T16" style:family="text">
      <style:text-properties style:text-position="0% 100%" style:font-name="Times New Roman1" officeooo:rsid="003b989e"/>
    </style:style>
    <style:style style:name="T17" style:family="text">
      <style:text-properties style:text-position="0% 100%" officeooo:rsid="0051f5f9"/>
    </style:style>
    <style:style style:name="T18" style:family="text">
      <style:text-properties fo:font-style="italic" style:font-style-asian="italic"/>
    </style:style>
    <style:style style:name="T19" style:family="text">
      <style:text-properties fo:font-variant="normal" fo:text-transform="none" fo:color="#000000" style:text-line-through-style="none" style:text-line-through-type="none" style:text-position="0% 100%" fo:font-style="normal" style:text-underline-style="none" fo:font-weight="normal" officeooo:rsid="0026475c" style:text-blinking="false" fo:background-color="transparent" loext:char-shading-value="0"/>
    </style:style>
    <style:style style:name="T20"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3fcff6" style:text-blinking="false" fo:background-color="transparent" loext:char-shading-value="0"/>
    </style:style>
    <style:style style:name="T21"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2fdb5f" style:text-blinking="false" fo:background-color="transparent" loext:char-shading-value="0"/>
    </style:style>
    <style:style style:name="T22"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3b989e"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2fdb5f"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normal" officeooo:rsid="003fcff6"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officeooo:rsid="003161cc"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3b989e"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4c435c" style:text-blinking="false" fo:background-color="#ffffff" loext:char-shading-value="0" loext:padding="0cm" loext:border="none"/>
    </style:style>
    <style:style style:name="T29" style:family="text">
      <style:text-properties fo:font-variant="normal" fo:text-transform="none" fo:color="#000000" style:text-line-through-style="none" style:text-line-through-type="none" style:font-name="Times New Roman2" fo:font-size="12pt" fo:letter-spacing="normal" fo:font-style="normal" style:text-underline-style="none" fo:font-weight="bold" officeooo:rsid="004c435c" style:text-blinking="false" fo:background-color="transparent" loext:char-shading-value="0" style:font-weight-asian="bold" style:font-weight-complex="bold" loext:padding="0cm" loext:border="none"/>
    </style:style>
    <style:style style:name="T30" style:family="text">
      <style:text-properties fo:font-variant="normal" fo:text-transform="none" fo:color="#000000" style:font-name="Times New Roman1" fo:font-size="12pt" fo:letter-spacing="normal" fo:font-style="normal" fo:font-weight="normal" officeooo:rsid="004fdbb3" fo:background-color="transparent" loext:char-shading-value="0"/>
    </style:style>
    <style:style style:name="T31" style:family="text">
      <style:text-properties fo:font-variant="normal" fo:text-transform="none" fo:color="#000000" style:font-name="Times New Roman1" fo:font-size="12pt" fo:letter-spacing="normal" fo:font-style="normal" fo:font-weight="normal" officeooo:rsid="004fdbb3" fo:background-color="transparent" loext:char-shading-value="0" style:font-style-asian="normal" style:font-style-complex="normal"/>
    </style:style>
    <style:style style:name="T32" style:family="text">
      <style:text-properties fo:font-variant="normal" fo:text-transform="none" fo:color="#000000" style:font-name="Times New Roman1" fo:font-size="12pt" fo:letter-spacing="normal" fo:font-style="normal" fo:font-weight="normal" officeooo:rsid="004ff9a6" fo:background-color="transparent" loext:char-shading-value="0" style:font-style-asian="normal" style:font-style-complex="normal"/>
    </style:style>
    <style:style style:name="T33" style:family="text">
      <style:text-properties fo:font-variant="normal" fo:text-transform="none" style:font-name="Times New Roman1" fo:letter-spacing="normal" officeooo:rsid="004b2852" fo:background-color="#ffffff" loext:char-shading-value="0" loext:padding="0cm" loext:border="none"/>
    </style:style>
    <style:style style:name="T34" style:family="text">
      <style:text-properties fo:font-variant="normal" fo:text-transform="none" style:font-name="Times New Roman1" fo:letter-spacing="normal" officeooo:rsid="004c435c" fo:background-color="#ffffff" loext:char-shading-value="0" loext:padding="0cm" loext:border="none"/>
    </style:style>
    <style:style style:name="T35" style:family="text">
      <style:text-properties fo:font-variant="normal" fo:text-transform="none" style:font-name="Times New Roman1" fo:letter-spacing="normal" officeooo:rsid="004da190" fo:background-color="#ffffff" loext:char-shading-value="0" loext:padding="0cm" loext:border="none"/>
    </style:style>
    <style:style style:name="T36" style:family="text">
      <style:text-properties fo:font-variant="normal" fo:text-transform="none" fo:color="#24292e" style:font-name="apple-system" fo:font-size="12pt" fo:letter-spacing="normal" fo:font-style="normal" fo:font-weight="normal" officeooo:rsid="004fdbb3"/>
    </style:style>
    <style:style style:name="T37" style:family="text">
      <style:text-properties officeooo:rsid="001d71f3"/>
    </style:style>
    <style:style style:name="T38" style:family="text">
      <style:text-properties officeooo:rsid="00430add"/>
    </style:style>
    <style:style style:name="T39" style:family="text">
      <style:text-properties fo:color="#000000" style:font-name="Times New Roman1" fo:font-size="12pt" fo:letter-spacing="normal" fo:font-weight="normal" officeooo:rsid="004fdbb3" fo:background-color="transparent" loext:char-shading-value="0"/>
    </style:style>
    <style:style style:name="T40" style:family="text">
      <style:text-properties fo:color="#000000" style:font-name="Times New Roman1" fo:background-color="transparent" loext:char-shading-value="0"/>
    </style:style>
    <style:style style:name="T41" style:family="text">
      <style:text-properties officeooo:rsid="0053345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tock market prediction tasks are quite interesting and divide researchers and academics into two groups, those who believe that we can devise mechanisms to predict the market and those who believe that the market is efficient and whenever new information comes up the market absorbs it by correcting itself, thus there is no space for prediction.  Investing in a good stock but at a bad time can have catastrophic results, while investing in a stock at the right time can bear profits. Financial investors of today are facing this problem of trading as they do not properly understand as to which stocks to buy or which stocks to sell in order to get optimum results. So, the proposed project will reduce the problem with suitable accuracy. </text:p>
      <text:p text:style-name="P16"><text:span text:style-name="T1"><text:line-break/></text:span><text:span text:style-name="T2">INTRODUCTION</text:span></text:p>
      <text:p text:style-name="P7"><text:span text:style-name="T37">Stock price prediction is one of most difficult task to accomplish in financial forecasting due to complex nature of stock market. The Efficient Market Hypothesis hypothesizes that given the past trading history of the stock it is impossible to predict the stock price future prices as markets are efficient and current prices reflect all information. Thus predicting the stock price is just a mere game of chance rather than the careful use of skills and intellect</text:span><text:reference-mark-start text:name="ADDIN CSL_CITATION {&quot;citationItems&quot;: [{&quot;id&quot;: &quot;ITEM-1&quot;, &quot;itemData&quot;: {&quot;DOI&quot;: &quot;10.1007/s11042-016-4159-7&quot;, &quot;ISSN&quot;: &quot;15737721&quot;, &quot;abstract&quot;: &quot;Stock market is considered chaotic, complex, volatile and dynamic. Undoubtedly, its prediction is one of the most challenging tasks in time series forecasting. Moreover existing Artificial Neural Network (ANN) approaches fail to provide encouraging results. Meanwhile advances in machine learning have presented favourable results for speech recognition, image classification and language processing. Methods applied in digital signal processing can be applied to stock data as both are time series. Similarly, learning outcome of this paper can be applied to speech time series data. Deep learning for stock prediction has been introduced in this paper and its performance is evaluated on Google stock price multimedia data (chart) from NASDAQ. The objective of this paper is to demonstrate that deep learning can improve stock market forecasting accuracy. For this, (2D)2PCA + Deep Neural Network (DNN) method is compared with state of the art method 2-Directional 2-Dimensional Principal Component Analysis (2D)2PCA + Radial Basis Function Neural Network (RBFNN). It is found that the proposed method is performing better than the existing method RBFNN with an improved accuracy of 4.8% for Hit Rate with a window size of 20. Also the results of the proposed model are compared with the Recurrent Neural Network (RNN) and it is found that the accuracy for Hit Rate is improved by 15.6%. The correlation coefficient between the actual and predicted return for DNN is 17.1% more than RBFNN and it is 43.4% better than RNN.&quot;, &quot;author&quot;: [{&quot;dropping-particle&quot;: &quot;&quot;, &quot;family&quot;: &quot;Singh&quot;, &quot;given&quot;: &quot;Ritika&quot;, &quot;non-dropping-particle&quot;: &quot;&quot;, &quot;parse-names&quot;: false, &quot;suffix&quot;: &quot;&quot;}, {&quot;dropping-particle&quot;: &quot;&quot;, &quot;family&quot;: &quot;Srivastava&quot;, &quot;given&quot;: &quot;Shashi&quot;, &quot;non-dropping-particle&quot;: &quot;&quot;, &quot;parse-names&quot;: false, &quot;suffix&quot;: &quot;&quot;}], &quot;container-title&quot;: &quot;Multimedia Tools and Applications&quot;, &quot;id&quot;: &quot;ITEM-1&quot;, &quot;issue&quot;: &quot;18&quot;, &quot;issued&quot;: {&quot;date-parts&quot;: [[&quot;2017&quot;]]}, &quot;page&quot;: &quot;18569-18584&quot;, &quot;publisher&quot;: &quot;Multimedia Tools and Applications&quot;, &quot;title&quot;: &quot;Stock prediction using deep learning&quot;, &quot;type&quot;: &quot;article-journal&quot;, &quot;volume&quot;: &quot;76&quot;}, &quot;uris&quot;: [&quot;http://www.mendeley.com/documents/?uuid=aba7b387-6c23-43e6-bebd-3c88ff580933&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XC4SGB9qH"/><text:span text:style-name="T11">[1]</text:span><text:reference-mark-end text:name="ADDIN CSL_CITATION {&quot;citationItems&quot;: [{&quot;id&quot;: &quot;ITEM-1&quot;, &quot;itemData&quot;: {&quot;DOI&quot;: &quot;10.1007/s11042-016-4159-7&quot;, &quot;ISSN&quot;: &quot;15737721&quot;, &quot;abstract&quot;: &quot;Stock market is considered chaotic, complex, volatile and dynamic. Undoubtedly, its prediction is one of the most challenging tasks in time series forecasting. Moreover existing Artificial Neural Network (ANN) approaches fail to provide encouraging results. Meanwhile advances in machine learning have presented favourable results for speech recognition, image classification and language processing. Methods applied in digital signal processing can be applied to stock data as both are time series. Similarly, learning outcome of this paper can be applied to speech time series data. Deep learning for stock prediction has been introduced in this paper and its performance is evaluated on Google stock price multimedia data (chart) from NASDAQ. The objective of this paper is to demonstrate that deep learning can improve stock market forecasting accuracy. For this, (2D)2PCA + Deep Neural Network (DNN) method is compared with state of the art method 2-Directional 2-Dimensional Principal Component Analysis (2D)2PCA + Radial Basis Function Neural Network (RBFNN). It is found that the proposed method is performing better than the existing method RBFNN with an improved accuracy of 4.8% for Hit Rate with a window size of 20. Also the results of the proposed model are compared with the Recurrent Neural Network (RNN) and it is found that the accuracy for Hit Rate is improved by 15.6%. The correlation coefficient between the actual and predicted return for DNN is 17.1% more than RBFNN and it is 43.4% better than RNN.&quot;, &quot;author&quot;: [{&quot;dropping-particle&quot;: &quot;&quot;, &quot;family&quot;: &quot;Singh&quot;, &quot;given&quot;: &quot;Ritika&quot;, &quot;non-dropping-particle&quot;: &quot;&quot;, &quot;parse-names&quot;: false, &quot;suffix&quot;: &quot;&quot;}, {&quot;dropping-particle&quot;: &quot;&quot;, &quot;family&quot;: &quot;Srivastava&quot;, &quot;given&quot;: &quot;Shashi&quot;, &quot;non-dropping-particle&quot;: &quot;&quot;, &quot;parse-names&quot;: false, &quot;suffix&quot;: &quot;&quot;}], &quot;container-title&quot;: &quot;Multimedia Tools and Applications&quot;, &quot;id&quot;: &quot;ITEM-1&quot;, &quot;issue&quot;: &quot;18&quot;, &quot;issued&quot;: {&quot;date-parts&quot;: [[&quot;2017&quot;]]}, &quot;page&quot;: &quot;18569-18584&quot;, &quot;publisher&quot;: &quot;Multimedia Tools and Applications&quot;, &quot;title&quot;: &quot;Stock prediction using deep learning&quot;, &quot;type&quot;: &quot;article-journal&quot;, &quot;volume&quot;: &quot;76&quot;}, &quot;uris&quot;: [&quot;http://www.mendeley.com/documents/?uuid=aba7b387-6c23-43e6-bebd-3c88ff580933&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fXC4SGB9qH"/><text:span text:style-name="T37">⁠. Though, the random walk Hypothesis claims that past stock prices data cannot be exploited to predict the future prices because trends do not exist in stock prices as market is highly efficient. However, because of the advent of advanced machine learning algorithms and powerful computing resources, trading systems can exploit the underlying price patterns with an availability of enough amounts of data. With the easy availability of large amount of stock data, it is possible to challenge the efficient market hypothesis and predict stock prices with more accuracy and reduced time</text:span><text:reference-mark-start text:name="ADDIN CSL_CITATION {&quot;citationItems&quot;: [{&quot;id&quot;: &quot;ITEM-1&quot;, &quot;itemData&quot;: {&quot;author&quot;: [{&quot;dropping-particle&quot;: &quot;&quot;, &quot;family&quot;: &quot;Khanal&quot;, &quot;given&quot;: &quot;Pushkar&quot;, &quot;non-dropping-particle&quot;: &quot;&quot;, &quot;parse-names&quot;: false, &quot;suffix&quot;: &quot;&quot;}, {&quot;dropping-particle&quot;: &quot;&quot;, &quot;family&quot;: &quot;Shakya&quot;, &quot;given&quot;: &quot;Shree Raj&quot;, &quot;non-dropping-particle&quot;: &quot;&quot;, &quot;parse-names&quot;: false, &quot;suffix&quot;: &quot;&quot;}], &quot;id&quot;: &quot;ITEM-1&quot;, &quot;issued&quot;: {&quot;date-parts&quot;: [[&quot;2016&quot;]]}, &quot;page&quot;: &quot;337-339&quot;, &quot;title&quot;: &quot;Analysis and Prediction of Stock Prices of Nepal using different Machine Learning Algorithms&quot;, &quot;type&quot;: &quot;article-journal&quot;}, &quot;uris&quot;: [&quot;http://www.mendeley.com/documents/?uuid=42fa5ee1-218a-4964-b5f4-a0733864a322&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op5cnwNpUm"/><text:span text:style-name="T12">[2]</text:span><text:reference-mark-end text:name="ADDIN CSL_CITATION {&quot;citationItems&quot;: [{&quot;id&quot;: &quot;ITEM-1&quot;, &quot;itemData&quot;: {&quot;author&quot;: [{&quot;dropping-particle&quot;: &quot;&quot;, &quot;family&quot;: &quot;Khanal&quot;, &quot;given&quot;: &quot;Pushkar&quot;, &quot;non-dropping-particle&quot;: &quot;&quot;, &quot;parse-names&quot;: false, &quot;suffix&quot;: &quot;&quot;}, {&quot;dropping-particle&quot;: &quot;&quot;, &quot;family&quot;: &quot;Shakya&quot;, &quot;given&quot;: &quot;Shree Raj&quot;, &quot;non-dropping-particle&quot;: &quot;&quot;, &quot;parse-names&quot;: false, &quot;suffix&quot;: &quot;&quot;}], &quot;id&quot;: &quot;ITEM-1&quot;, &quot;issued&quot;: {&quot;date-parts&quot;: [[&quot;2016&quot;]]}, &quot;page&quot;: &quot;337-339&quot;, &quot;title&quot;: &quot;Analysis and Prediction of Stock Prices of Nepal using different Machine Learning Algorithms&quot;, &quot;type&quot;: &quot;article-journal&quot;}, &quot;uris&quot;: [&quot;http://www.mendeley.com/documents/?uuid=42fa5ee1-218a-4964-b5f4-a0733864a322&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op5cnwNpUm"/><text:span text:style-name="T37">⁠. Stock prediction is an important time-series learning problem in financial economics</text:span><text:reference-mark-start text:name="ADDIN CSL_CITATION {&quot;citationItems&quot;: [{&quot;id&quot;: &quot;ITEM-1&quot;, &quot;itemData&quot;: {&quot;abstract&quot;: &quot;Predicting the movement of stock market indices is a commonly studied time-series learning problem. This study applies deep recurrent neural networks (RNNs) on textual representations of daily news headlines to predict stock market movement. While previous studies rely on non-recurrent and shallow algorithms, deep RNNs can exploit the sequential nature of time-series data by sharing the same weights across multiple timesteps and can automatically relevant features from the feature set. I implement a 12-layer GRU on a benchmark dataset for predicting stock market movement only using news headlines as features and achieve 54% test set accuracy. The model is under half a percentage point shy of achieving state-of-the-art status on the benchmark dataset when area under the ROC curve (AUC) is the evaluation metric.&quot;, &quot;author&quot;: [{&quot;dropping-particle&quot;: &quot;&quot;, &quot;family&quot;: &quot;Poulos&quot;, &quot;given&quot;: &quot;Jason&quot;, &quot;non-dropping-particle&quot;: &quot;&quot;, &quot;parse-names&quot;: false, &quot;suffix&quot;: &quot;&quot;}], &quot;id&quot;: &quot;ITEM-1&quot;, &quot;issued&quot;: {&quot;date-parts&quot;: [[&quot;2013&quot;]]}, &quot;page&quot;: &quot;1-7&quot;, &quot;title&quot;: &quot;Predicting Stock Market Movement with Deep RNNs&quot;, &quot;type&quot;: &quot;article-journal&quot;}, &quot;uris&quot;: [&quot;http://www.mendeley.com/documents/?uuid=65b42572-e742-42fd-8706-9cd03a114468&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qqUdfihlI5"/><text:span text:style-name="T12">[3]</text:span><text:reference-mark-end text:name="ADDIN CSL_CITATION {&quot;citationItems&quot;: [{&quot;id&quot;: &quot;ITEM-1&quot;, &quot;itemData&quot;: {&quot;abstract&quot;: &quot;Predicting the movement of stock market indices is a commonly studied time-series learning problem. This study applies deep recurrent neural networks (RNNs) on textual representations of daily news headlines to predict stock market movement. While previous studies rely on non-recurrent and shallow algorithms, deep RNNs can exploit the sequential nature of time-series data by sharing the same weights across multiple timesteps and can automatically relevant features from the feature set. I implement a 12-layer GRU on a benchmark dataset for predicting stock market movement only using news headlines as features and achieve 54% test set accuracy. The model is under half a percentage point shy of achieving state-of-the-art status on the benchmark dataset when area under the ROC curve (AUC) is the evaluation metric.&quot;, &quot;author&quot;: [{&quot;dropping-particle&quot;: &quot;&quot;, &quot;family&quot;: &quot;Poulos&quot;, &quot;given&quot;: &quot;Jason&quot;, &quot;non-dropping-particle&quot;: &quot;&quot;, &quot;parse-names&quot;: false, &quot;suffix&quot;: &quot;&quot;}], &quot;id&quot;: &quot;ITEM-1&quot;, &quot;issued&quot;: {&quot;date-parts&quot;: [[&quot;2013&quot;]]}, &quot;page&quot;: &quot;1-7&quot;, &quot;title&quot;: &quot;Predicting Stock Market Movement with Deep RNNs&quot;, &quot;type&quot;: &quot;article-journal&quot;}, &quot;uris&quot;: [&quot;http://www.mendeley.com/documents/?uuid=65b42572-e742-42fd-8706-9cd03a114468&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qqUdfihlI5"/><text:span text:style-name="T37">⁠.</text:span></text:p>
      <text:p text:style-name="P10">The accurate prediction of the stock has been a very challenging and difficult task as the stock price is affected by several factors<text:reference-mark-start text:name="ADDIN CSL_CITATION {&quot;citationItems&quot;: [{&quot;id&quot;: &quot;ITEM-1&quot;, &quot;itemData&quot;: {&quot;DOI&quot;: &quot;10.1109/ICAECC.2018.8479456&quot;, &quot;ISBN&quot;: &quot;9781538637852&quot;, &quot;abstract&quot;: &quot;Stock Exchange price prediction is the task of estimating future price of certain stock listed in stock exchange by extracting the trend with the help of confidence learned from historical training data. In this research work, the data set has been created by extracting raw data from Nepal Stock Exchange (NEPSE) website. Data preprocessing is performed in order compute an accurate result. The data belonging to promoter share and unwanted feature are eliminated from considered data. The resulting data are normalized for better performance, before applying the machine learning methods. Min-Max and Z-score normalization are used for this purpose. Overall stock data are further divided into ten different sector of investment for sectorwise analysis. Support Vector Regression (SVR) and Artificial Neural Network (ANN) are applied in order to predict stock price for a next day. In order to measure the performance of two learning models, mean square error (MSE), mean absolute error (MAE), root mean square error (RMSE) and Coefficient of Determination (R2) are used. The result shows that SVR with min max normalization is performing better than ANN in all sectors except on Development bank, Finance, and Mutual Fund.&quot;, &quot;author&quot;: [{&quot;dropping-particle&quot;: &quot;&quot;, &quot;family&quot;: &quot;Pun&quot;, &quot;given&quot;: &quot;Top Bahadur&quot;, &quot;non-dropping-particle&quot;: &quot;&quot;, &quot;parse-names&quot;: false, &quot;suffix&quot;: &quot;&quot;}, {&quot;dropping-particle&quot;: &quot;&quot;, &quot;family&quot;: &quot;Shahi&quot;, &quot;given&quot;: &quot;Tej Bahadur&quot;, &quot;non-dropping-particle&quot;: &quot;&quot;, &quot;parse-names&quot;: false, &quot;suffix&quot;: &quot;&quot;}], &quot;container-title&quot;: &quot;Proceedings of 2018 2nd International Conference on Advances in Electronics, Computers and Communications, ICAECC 2018&quot;, &quot;id&quot;: &quot;ITEM-1&quot;, &quot;issued&quot;: {&quot;date-parts&quot;: [[&quot;2018&quot;]]}, &quot;page&quot;: &quot;1-6&quot;, &quot;publisher&quot;: &quot;IEEE&quot;, &quot;title&quot;: &quot;Nepal Stock Exchange Prediction Using Support Vector Regression and Neural Networks&quot;, &quot;type&quot;: &quot;article-journal&quot;}, &quot;uris&quot;: [&quot;http://www.mendeley.com/documents/?uuid=76af8b61-0761-40d3-9f7d-ef4a5ba3b755&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LhxzFnd5ou"/>[4]<text:reference-mark-end text:name="ADDIN CSL_CITATION {&quot;citationItems&quot;: [{&quot;id&quot;: &quot;ITEM-1&quot;, &quot;itemData&quot;: {&quot;DOI&quot;: &quot;10.1109/ICAECC.2018.8479456&quot;, &quot;ISBN&quot;: &quot;9781538637852&quot;, &quot;abstract&quot;: &quot;Stock Exchange price prediction is the task of estimating future price of certain stock listed in stock exchange by extracting the trend with the help of confidence learned from historical training data. In this research work, the data set has been created by extracting raw data from Nepal Stock Exchange (NEPSE) website. Data preprocessing is performed in order compute an accurate result. The data belonging to promoter share and unwanted feature are eliminated from considered data. The resulting data are normalized for better performance, before applying the machine learning methods. Min-Max and Z-score normalization are used for this purpose. Overall stock data are further divided into ten different sector of investment for sectorwise analysis. Support Vector Regression (SVR) and Artificial Neural Network (ANN) are applied in order to predict stock price for a next day. In order to measure the performance of two learning models, mean square error (MSE), mean absolute error (MAE), root mean square error (RMSE) and Coefficient of Determination (R2) are used. The result shows that SVR with min max normalization is performing better than ANN in all sectors except on Development bank, Finance, and Mutual Fund.&quot;, &quot;author&quot;: [{&quot;dropping-particle&quot;: &quot;&quot;, &quot;family&quot;: &quot;Pun&quot;, &quot;given&quot;: &quot;Top Bahadur&quot;, &quot;non-dropping-particle&quot;: &quot;&quot;, &quot;parse-names&quot;: false, &quot;suffix&quot;: &quot;&quot;}, {&quot;dropping-particle&quot;: &quot;&quot;, &quot;family&quot;: &quot;Shahi&quot;, &quot;given&quot;: &quot;Tej Bahadur&quot;, &quot;non-dropping-particle&quot;: &quot;&quot;, &quot;parse-names&quot;: false, &quot;suffix&quot;: &quot;&quot;}], &quot;container-title&quot;: &quot;Proceedings of 2018 2nd International Conference on Advances in Electronics, Computers and Communications, ICAECC 2018&quot;, &quot;id&quot;: &quot;ITEM-1&quot;, &quot;issued&quot;: {&quot;date-parts&quot;: [[&quot;2018&quot;]]}, &quot;page&quot;: &quot;1-6&quot;, &quot;publisher&quot;: &quot;IEEE&quot;, &quot;title&quot;: &quot;Nepal Stock Exchange Prediction Using Support Vector Regression and Neural Networks&quot;, &quot;type&quot;: &quot;article-journal&quot;}, &quot;uris&quot;: [&quot;http://www.mendeley.com/documents/?uuid=76af8b61-0761-40d3-9f7d-ef4a5ba3b755&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LhxzFnd5ou"/>⁠. In recent years several models and techniques have been developed to predict the stock price. Among them are artificial neural networks (ANNs) models which are very popular due to its ability to learn patterns from data and infer solutions from unknown data<text:reference-mark-start text:name="ADDIN CSL_CITATION {&quot;citationItems&quot;: [{&quot;id&quot;: &quot;ITEM-1&quot;, &quot;itemData&quot;: {&quot;DOI&quot;: &quot;10.1109/UKSim.2014.67&quot;, &quot;ISBN&quot;: &quot;9781479949236&quot;, &quot;abstract&quot;: &quot;Stock price prediction is an important topic in finance and economics which has spurred the interest of researchers over the years to develop better predictive models. The autoregressive integrated moving average (ARIMA) models have been explored in literature for time series prediction. This paper presents extensive process of building stock price predictive model using the ARIMA model. Published stock data obtained from New York Stock Exchange (NYSE) and Nigeria Stock Exchange (NSE) are used with stock price predictive model developed. Results obtained revealed that the ARIMA model has a strong potential for short-term prediction and can compete favourably with existing techniques for stock price prediction.&quot;, &quot;author&quot;: [{&quot;dropping-particle&quot;: &quot;&quot;, &quot;family&quot;: &quot;Adebiyi&quot;, &quot;given&quot;: &quot;Ayodele A.&quot;, &quot;non-dropping-particle&quot;: &quot;&quot;, &quot;parse-names&quot;: false, &quot;suffix&quot;: &quot;&quot;}, {&quot;dropping-particle&quot;: &quot;&quot;, &quot;family&quot;: &quot;Adewumi&quot;, &quot;given&quot;: &quot;Aderemi O.&quot;, &quot;non-dropping-particle&quot;: &quot;&quot;, &quot;parse-names&quot;: false, &quot;suffix&quot;: &quot;&quot;}, {&quot;dropping-particle&quot;: &quot;&quot;, &quot;family&quot;: &quot;Ayo&quot;, &quot;given&quot;: &quot;Charles K.&quot;, &quot;non-dropping-particle&quot;: &quot;&quot;, &quot;parse-names&quot;: false, &quot;suffix&quot;: &quot;&quot;}], &quot;container-title&quot;: &quot;Proceedings - UKSim-AMSS 16th International Conference on Computer Modelling and Simulation, UKSim 2014&quot;, &quot;id&quot;: &quot;ITEM-1&quot;, &quot;issued&quot;: {&quot;date-parts&quot;: [[&quot;2014&quot;]]}, &quot;page&quot;: &quot;106-112&quot;, &quot;title&quot;: &quot;Stock price prediction using the ARIMA model&quot;, &quot;type&quot;: &quot;article-journal&quot;}, &quot;uris&quot;: [&quot;http://www.mendeley.com/documents/?uuid=5e8cff2c-92d2-4d6c-8890-2f5dc6de8d42&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M7zDGaXgVd"/>[5]<text:reference-mark-end text:name="ADDIN CSL_CITATION {&quot;citationItems&quot;: [{&quot;id&quot;: &quot;ITEM-1&quot;, &quot;itemData&quot;: {&quot;DOI&quot;: &quot;10.1109/UKSim.2014.67&quot;, &quot;ISBN&quot;: &quot;9781479949236&quot;, &quot;abstract&quot;: &quot;Stock price prediction is an important topic in finance and economics which has spurred the interest of researchers over the years to develop better predictive models. The autoregressive integrated moving average (ARIMA) models have been explored in literature for time series prediction. This paper presents extensive process of building stock price predictive model using the ARIMA model. Published stock data obtained from New York Stock Exchange (NYSE) and Nigeria Stock Exchange (NSE) are used with stock price predictive model developed. Results obtained revealed that the ARIMA model has a strong potential for short-term prediction and can compete favourably with existing techniques for stock price prediction.&quot;, &quot;author&quot;: [{&quot;dropping-particle&quot;: &quot;&quot;, &quot;family&quot;: &quot;Adebiyi&quot;, &quot;given&quot;: &quot;Ayodele A.&quot;, &quot;non-dropping-particle&quot;: &quot;&quot;, &quot;parse-names&quot;: false, &quot;suffix&quot;: &quot;&quot;}, {&quot;dropping-particle&quot;: &quot;&quot;, &quot;family&quot;: &quot;Adewumi&quot;, &quot;given&quot;: &quot;Aderemi O.&quot;, &quot;non-dropping-particle&quot;: &quot;&quot;, &quot;parse-names&quot;: false, &quot;suffix&quot;: &quot;&quot;}, {&quot;dropping-particle&quot;: &quot;&quot;, &quot;family&quot;: &quot;Ayo&quot;, &quot;given&quot;: &quot;Charles K.&quot;, &quot;non-dropping-particle&quot;: &quot;&quot;, &quot;parse-names&quot;: false, &quot;suffix&quot;: &quot;&quot;}], &quot;container-title&quot;: &quot;Proceedings - UKSim-AMSS 16th International Conference on Computer Modelling and Simulation, UKSim 2014&quot;, &quot;id&quot;: &quot;ITEM-1&quot;, &quot;issued&quot;: {&quot;date-parts&quot;: [[&quot;2014&quot;]]}, &quot;page&quot;: &quot;106-112&quot;, &quot;title&quot;: &quot;Stock price prediction using the ARIMA model&quot;, &quot;type&quot;: &quot;article-journal&quot;}, &quot;uris&quot;: [&quot;http://www.mendeley.com/documents/?uuid=5e8cff2c-92d2-4d6c-8890-2f5dc6de8d42&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M7zDGaXgVd"/>⁠. According to[2]⁠, there are many models for prediction and analysis of stock price such as Moving Average, Single Exponential Smoothing, Linear Regression, Multiple Regression, Support Vector Machines, Decision Tree. Papers like [1]⁠, [3]⁠, <text:reference-mark-start text:name="ADDIN CSL_CITATION {&quot;citationItems&quot;: [{&quot;id&quot;: &quot;ITEM-1&quot;, &quot;itemData&quot;: {&quot;author&quot;: [{&quot;dropping-particle&quot;: &quot;&quot;, &quot;family&quot;: &quot;Poh&quot;, &quot;given&quot;: &quot;Hean-lee&quot;, &quot;non-dropping-particle&quot;: &quot;&quot;, &quot;parse-names&quot;: false, &quot;suffix&quot;: &quot;&quot;}], &quot;id&quot;: &quot;ITEM-1&quot;, &quot;issued&quot;: {&quot;date-parts&quot;: [[&quot;0&quot;]]}, &quot;title&quot;: &quot;Forecasting The KLSE Index&quot;, &quot;type&quot;: &quot;article-journal&quot;}, &quot;uris&quot;: [&quot;http://www.mendeley.com/documents/?uuid=0418f47b-95c0-430f-a55b-b991326f409c&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Ayrx2aTbWr"/>[6]<text:reference-mark-end text:name="ADDIN CSL_CITATION {&quot;citationItems&quot;: [{&quot;id&quot;: &quot;ITEM-1&quot;, &quot;itemData&quot;: {&quot;author&quot;: [{&quot;dropping-particle&quot;: &quot;&quot;, &quot;family&quot;: &quot;Poh&quot;, &quot;given&quot;: &quot;Hean-lee&quot;, &quot;non-dropping-particle&quot;: &quot;&quot;, &quot;parse-names&quot;: false, &quot;suffix&quot;: &quot;&quot;}], &quot;id&quot;: &quot;ITEM-1&quot;, &quot;issued&quot;: {&quot;date-parts&quot;: [[&quot;0&quot;]]}, &quot;title&quot;: &quot;Forecasting The KLSE Index&quot;, &quot;type&quot;: &quot;article-journal&quot;}, &quot;uris&quot;: [&quot;http://www.mendeley.com/documents/?uuid=0418f47b-95c0-430f-a55b-b991326f409c&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Ayrx2aTbWr"/>⁠⁠ <text:s/>uses LSTM, deep learning and Neural Networks for the stock price prediction. The opening price, closing price, high and low were taken into consideration for analysis in most of the papers. In general, Artificial Neural Networks (ANN) and Support Vector Machine (SVM) are two machine learning algo- rithms which are most widely used for predicting stock and stock price index movement<text:reference-mark-start text:name="ADDIN CSL_CITATION {&quot;citationItems&quot;: [{&quot;id&quot;: &quot;ITEM-1&quot;, &quot;itemData&quot;: {&quot;DOI&quot;: &quot;10.1016/j.eswa.2014.07.040&quot;, &quot;ISSN&quot;: &quot;09574174&quot;, &quot;abstract&quot;: &quot;This paper addresses problem of predicting direction of movement of stock and stock price index for Indian stock markets. The study compares four prediction models, Artificial Neural Network (ANN), Support Vector Machine (SVM), random forest and naive-Bayes with two approaches for input to these models. The first approach for input data involves computation of ten technical parameters using stock trading data (open, high, low &amp; close prices) while the second approach focuses on representing these technical parameters as trend deterministic data. Accuracy of each of the prediction models for each of the two input approaches is evaluated. Evaluation is carried out on 10 years of historical data from 2003 to 2012 of two stocks namely Reliance Industries and Infosys Ltd. and two stock price indices CNX Nifty and S&amp;P Bombay Stock Exchange (BSE) Sensex. The experimental results suggest that for the first approach of input data where ten technical parameters are represented as continuous values, random forest outperforms other three prediction models on overall performance. Experimental results also show that the performance of all the prediction models improve when these technical parameters are represented as trend deterministic data. \u00a9 2014 Elsevier Ltd. All rights reserved.&quot;, &quot;author&quot;: [{&quot;dropping-particle&quot;: &quot;&quot;, &quot;family&quot;: &quot;Patel&quot;, &quot;given&quot;: &quot;Jigar&quot;, &quot;non-dropping-particle&quot;: &quot;&quot;, &quot;parse-names&quot;: false, &quot;suffix&quot;: &quot;&quot;}, {&quot;dropping-particle&quot;: &quot;&quot;, &quot;family&quot;: &quot;Shah&quot;, &quot;given&quot;: &quot;Sahil&quot;, &quot;non-dropping-particle&quot;: &quot;&quot;, &quot;parse-names&quot;: false, &quot;suffix&quot;: &quot;&quot;}, {&quot;dropping-particle&quot;: &quot;&quot;, &quot;family&quot;: &quot;Thakkar&quot;, &quot;given&quot;: &quot;Priyank&quot;, &quot;non-dropping-particle&quot;: &quot;&quot;, &quot;parse-names&quot;: false, &quot;suffix&quot;: &quot;&quot;}, {&quot;dropping-particle&quot;: &quot;&quot;, &quot;family&quot;: &quot;Kotecha&quot;, &quot;given&quot;: &quot;K.&quot;, &quot;non-dropping-particle&quot;: &quot;&quot;, &quot;parse-names&quot;: false, &quot;suffix&quot;: &quot;&quot;}], &quot;container-title&quot;: &quot;Expert Systems with Applications&quot;, &quot;id&quot;: &quot;ITEM-1&quot;, &quot;issue&quot;: &quot;1&quot;, &quot;issued&quot;: {&quot;date-parts&quot;: [[&quot;2015&quot;]]}, &quot;page&quot;: &quot;259-268&quot;, &quot;publisher&quot;: &quot;Elsevier Ltd&quot;, &quot;title&quot;: &quot;Predicting stock and stock price index movement using Trend Deterministic Data Preparation and machine learning techniques&quot;, &quot;type&quot;: &quot;article-journal&quot;, &quot;volume&quot;: &quot;42&quot;}, &quot;uris&quot;: [&quot;http://www.mendeley.com/documents/?uuid=4cb01802-70de-4066-bb2f-26bda0371856&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rcMn9sO4IP"/>[7]<text:reference-mark-end text:name="ADDIN CSL_CITATION {&quot;citationItems&quot;: [{&quot;id&quot;: &quot;ITEM-1&quot;, &quot;itemData&quot;: {&quot;DOI&quot;: &quot;10.1016/j.eswa.2014.07.040&quot;, &quot;ISSN&quot;: &quot;09574174&quot;, &quot;abstract&quot;: &quot;This paper addresses problem of predicting direction of movement of stock and stock price index for Indian stock markets. The study compares four prediction models, Artificial Neural Network (ANN), Support Vector Machine (SVM), random forest and naive-Bayes with two approaches for input to these models. The first approach for input data involves computation of ten technical parameters using stock trading data (open, high, low &amp; close prices) while the second approach focuses on representing these technical parameters as trend deterministic data. Accuracy of each of the prediction models for each of the two input approaches is evaluated. Evaluation is carried out on 10 years of historical data from 2003 to 2012 of two stocks namely Reliance Industries and Infosys Ltd. and two stock price indices CNX Nifty and S&amp;P Bombay Stock Exchange (BSE) Sensex. The experimental results suggest that for the first approach of input data where ten technical parameters are represented as continuous values, random forest outperforms other three prediction models on overall performance. Experimental results also show that the performance of all the prediction models improve when these technical parameters are represented as trend deterministic data. \u00a9 2014 Elsevier Ltd. All rights reserved.&quot;, &quot;author&quot;: [{&quot;dropping-particle&quot;: &quot;&quot;, &quot;family&quot;: &quot;Patel&quot;, &quot;given&quot;: &quot;Jigar&quot;, &quot;non-dropping-particle&quot;: &quot;&quot;, &quot;parse-names&quot;: false, &quot;suffix&quot;: &quot;&quot;}, {&quot;dropping-particle&quot;: &quot;&quot;, &quot;family&quot;: &quot;Shah&quot;, &quot;given&quot;: &quot;Sahil&quot;, &quot;non-dropping-particle&quot;: &quot;&quot;, &quot;parse-names&quot;: false, &quot;suffix&quot;: &quot;&quot;}, {&quot;dropping-particle&quot;: &quot;&quot;, &quot;family&quot;: &quot;Thakkar&quot;, &quot;given&quot;: &quot;Priyank&quot;, &quot;non-dropping-particle&quot;: &quot;&quot;, &quot;parse-names&quot;: false, &quot;suffix&quot;: &quot;&quot;}, {&quot;dropping-particle&quot;: &quot;&quot;, &quot;family&quot;: &quot;Kotecha&quot;, &quot;given&quot;: &quot;K.&quot;, &quot;non-dropping-particle&quot;: &quot;&quot;, &quot;parse-names&quot;: false, &quot;suffix&quot;: &quot;&quot;}], &quot;container-title&quot;: &quot;Expert Systems with Applications&quot;, &quot;id&quot;: &quot;ITEM-1&quot;, &quot;issue&quot;: &quot;1&quot;, &quot;issued&quot;: {&quot;date-parts&quot;: [[&quot;2015&quot;]]}, &quot;page&quot;: &quot;259-268&quot;, &quot;publisher&quot;: &quot;Elsevier Ltd&quot;, &quot;title&quot;: &quot;Predicting stock and stock price index movement using Trend Deterministic Data Preparation and machine learning techniques&quot;, &quot;type&quot;: &quot;article-journal&quot;, &quot;volume&quot;: &quot;42&quot;}, &quot;uris&quot;: [&quot;http://www.mendeley.com/documents/?uuid=4cb01802-70de-4066-bb2f-26bda0371856&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rcMn9sO4IP"/>⁠.</text:p>
      <text:p text:style-name="P10"/>
      <text:p text:style-name="P8"><text:span text:style-name="T13">In this paper, statistical methods for Multiple Linear Regression </text:span><text:span text:style-name="T17">is done</text:span><text:span text:style-name="T13"> and its performance is evaluated with the stock data taken from NEPSE. The further description of data is presented in the following section of the document. The models are tested for only one of the companies listed in Nepal Stock Exchange. </text:span><text:span text:style-name="T19">The stock market is the primary source for any company to raise funds for business expansions. It is based on the concept of demand and supply. If the demand for a company's stock is higher, then the company share price increases and if the demand for company's stock is low then the company share price decreases.</text:span></text:p>
      <text:p text:style-name="P9"><text:span text:style-name="T14">I</text:span><text:span text:style-name="T10">n this paper, section II provides the related work </text:span></text:p>
      <text:p text:style-name="P15"><text:bookmark text:name="docs-internal-guid-4b2ba7ec-7fff-9fcc-bed0-0b243a3a262f"/>Literature Review</text:p>
      <text:p text:style-name="P12"/>
      <text:p text:style-name="P4"><text:span text:style-name="T1"><text:line-break/></text:span><text:bookmark text:name="docs-internal-guid-716cd51e-7fff-e52b-5a3c-ba15516d2d33"/><text:span text:style-name="T23">There are many techniques that has been proposed to predict the stock market prices. </text:span><text:span text:style-name="T24">Some of the papers uses </text:span><text:span text:style-name="T25">Multiple Linear Regression</text:span><text:reference-mark-start text:name="ADDIN CSL_CITATION {&quot;citationItems&quot;: [{&quot;id&quot;: &quot;ITEM-1&quot;, &quot;itemData&quot;: {&quot;author&quot;: [{&quot;dropping-particle&quot;: &quot;&quot;, &quot;family&quot;: &quot;Khanal&quot;, &quot;given&quot;: &quot;Pushkar&quot;, &quot;non-dropping-particle&quot;: &quot;&quot;, &quot;parse-names&quot;: false, &quot;suffix&quot;: &quot;&quot;}, {&quot;dropping-particle&quot;: &quot;&quot;, &quot;family&quot;: &quot;Shakya&quot;, &quot;given&quot;: &quot;Shree Raj&quot;, &quot;non-dropping-particle&quot;: &quot;&quot;, &quot;parse-names&quot;: false, &quot;suffix&quot;: &quot;&quot;}], &quot;id&quot;: &quot;ITEM-1&quot;, &quot;issued&quot;: {&quot;date-parts&quot;: [[&quot;2016&quot;]]}, &quot;page&quot;: &quot;337-339&quot;, &quot;title&quot;: &quot;Analysis and Prediction of Stock Prices of Nepal using different Machine Learning Algorithms&quot;, &quot;type&quot;: &quot;article-journal&quot;}, &quot;uris&quot;: [&quot;http://www.mendeley.com/documents/?uuid=42fa5ee1-218a-4964-b5f4-a0733864a322&quot;]}], &quot;mendeley&quot;: {&quot;formattedCitation&quot;: &quot;[2]&quot;, &quot;plainTextFormattedCitation&quot;: &quot;[2]&quot;}, &quot;properties&quot;: {&quot;noteIndex&quot;: 0}, &quot;schema&quot;: &quot;https://github.com/citation-style-language/schema/raw/master/csl-citation.json&quot;} RNDPotLOggM2K"/><text:span text:style-name="T20">[2]</text:span><text:reference-mark-end text:name="ADDIN CSL_CITATION {&quot;citationItems&quot;: [{&quot;id&quot;: &quot;ITEM-1&quot;, &quot;itemData&quot;: {&quot;author&quot;: [{&quot;dropping-particle&quot;: &quot;&quot;, &quot;family&quot;: &quot;Khanal&quot;, &quot;given&quot;: &quot;Pushkar&quot;, &quot;non-dropping-particle&quot;: &quot;&quot;, &quot;parse-names&quot;: false, &quot;suffix&quot;: &quot;&quot;}, {&quot;dropping-particle&quot;: &quot;&quot;, &quot;family&quot;: &quot;Shakya&quot;, &quot;given&quot;: &quot;Shree Raj&quot;, &quot;non-dropping-particle&quot;: &quot;&quot;, &quot;parse-names&quot;: false, &quot;suffix&quot;: &quot;&quot;}], &quot;id&quot;: &quot;ITEM-1&quot;, &quot;issued&quot;: {&quot;date-parts&quot;: [[&quot;2016&quot;]]}, &quot;page&quot;: &quot;337-339&quot;, &quot;title&quot;: &quot;Analysis and Prediction of Stock Prices of Nepal using different Machine Learning Algorithms&quot;, &quot;type&quot;: &quot;article-journal&quot;}, &quot;uris&quot;: [&quot;http://www.mendeley.com/documents/?uuid=42fa5ee1-218a-4964-b5f4-a0733864a322&quot;]}], &quot;mendeley&quot;: {&quot;formattedCitation&quot;: &quot;[2]&quot;, &quot;plainTextFormattedCitation&quot;: &quot;[2]&quot;}, &quot;properties&quot;: {&quot;noteIndex&quot;: 0}, &quot;schema&quot;: &quot;https://github.com/citation-style-language/schema/raw/master/csl-citation.json&quot;} RNDPotLOggM2K"/><text:span text:style-name="T25">⁠</text:span><text:reference-mark-start text:name="ADDIN CSL_CITATION {&quot;citationItems&quot;: [{&quot;id&quot;: &quot;ITEM-1&quot;, &quot;itemData&quot;: {&quot;DOI&quot;: &quot;10.3844/jmssp.2013.65.71&quot;, &quot;ISSN&quot;: &quot;15493644&quot;, &quot;abstract&quot;: &quot;The aim of this study was to forecast the returns for the Stock Exchange of Thailand (SET) Index by adding some explanatory variables and stationary Autoregressive order p (AR (p)) in the mean equation of returns. In addition, we used Principal Component Analysis (PCA) to remove possible complications caused by multicollinearity. Results showed that the multiple regressions based on PCA, has the best performance. \u00a9 2013 Science Publications.&quot;, &quot;author&quot;: [{&quot;dropping-particle&quot;: &quot;&quot;, &quot;family&quot;: &quot;Sopipan&quot;, &quot;given&quot;: &quot;Nop&quot;, &quot;non-dropping-particle&quot;: &quot;&quot;, &quot;parse-names&quot;: false, &quot;suffix&quot;: &quot;&quot;}], &quot;container-title&quot;: &quot;Journal of Mathematics and Statistics&quot;, &quot;id&quot;: &quot;ITEM-1&quot;, &quot;issue&quot;: &quot;1&quot;, &quot;issued&quot;: {&quot;date-parts&quot;: [[&quot;2013&quot;]]}, &quot;page&quot;: &quot;65-71&quot;, &quot;title&quot;: &quot;Forecasting the financial returns for using multiple regression based on principal component analysis&quot;, &quot;type&quot;: &quot;article-journal&quot;, &quot;volume&quot;: &quot;9&quot;}, &quot;uris&quot;: [&quot;http://www.mendeley.com/documents/?uuid=e38b9946-274b-49e2-9432-576fe74c1148&quot;]}, {&quot;id&quot;: &quot;ITEM-2&quot;, &quot;itemData&quot;: {&quot;abstract&quot;: &quot;Stock markets are major institutions where trades are made daily having their worth in millions and billions on a daily basis. Some consider as a fast way to fill up their pockets whereas some have a traditional approach to invest in a company and reap long term benefits. A well done research about the company and its performance can help to gain better financial profits. Industry experts and major conglomerates invest heavily in research and development and with the technological developments, minimising the error probability and estimating the future performance has become achievable. Machine Learning algorithms have proved to fetch benevolent results in predicting stock prices. In this paper, we have studied and documented the performance of APPLE INC.'s stock price using Multiple Linear Regression and gauged its performance using Root Mean Squared Error. The results are promising but can be improved by taking into consideration more parameters.&quot;, &quot;author&quot;: [{&quot;dropping-particle&quot;: &quot;&quot;, &quot;family&quot;: &quot;Shakhla&quot;, &quot;given&quot;: &quot;Shruti&quot;, &quot;non-dropping-particle&quot;: &quot;&quot;, &quot;parse-names&quot;: false, &quot;suffix&quot;: &quot;&quot;}, {&quot;dropping-particle&quot;: &quot;&quot;, &quot;family&quot;: &quot;Shah&quot;, &quot;given&quot;: &quot;Bhavya&quot;, &quot;non-dropping-particle&quot;: &quot;&quot;, &quot;parse-names&quot;: false, &quot;suffix&quot;: &quot;&quot;}, {&quot;dropping-particle&quot;: &quot;&quot;, &quot;family&quot;: &quot;Shah&quot;, &quot;given&quot;: &quot;Niket&quot;, &quot;non-dropping-particle&quot;: &quot;&quot;, &quot;parse-names&quot;: false, &quot;suffix&quot;: &quot;&quot;}, {&quot;dropping-particle&quot;: &quot;&quot;, &quot;family&quot;: &quot;Unadkat&quot;, &quot;given&quot;: &quot;Vyom&quot;, &quot;non-dropping-particle&quot;: &quot;&quot;, &quot;parse-names&quot;: false, &quot;suffix&quot;: &quot;&quot;}, {&quot;dropping-particle&quot;: &quot;&quot;, &quot;family&quot;: &quot;Kanani&quot;, &quot;given&quot;: &quot;Pratik&quot;, &quot;non-dropping-particle&quot;: &quot;&quot;, &quot;parse-names&quot;: false, &quot;suffix&quot;: &quot;&quot;}], &quot;id&quot;: &quot;ITEM-2&quot;, &quot;issue&quot;: &quot;10&quot;, &quot;issued&quot;: {&quot;date-parts&quot;: [[&quot;2018&quot;]]}, &quot;page&quot;: &quot;29-33&quot;, &quot;title&quot;: &quot;Stock price trend prediction using multiple linear regression&quot;, &quot;type&quot;: &quot;article-journal&quot;, &quot;volume&quot;: &quot;7&quot;}, &quot;uris&quot;: [&quot;http://www.mendeley.com/documents/?uuid=95b8ea63-4273-4783-8b97-c876f8a2528f&quot;]}], &quot;mendeley&quot;: {&quot;formattedCitation&quot;: &quot;[8], [9]&quot;}, &quot;properties&quot;: {&quot;noteIndex&quot;: 0}, &quot;schema&quot;: &quot;https://github.com/citation-style-language/schema/raw/master/csl-citation.json&quot;} RNDfeW83PKzYf"/><text:span text:style-name="T20">[8][9]</text:span><text:reference-mark-end text:name="ADDIN CSL_CITATION {&quot;citationItems&quot;: [{&quot;id&quot;: &quot;ITEM-1&quot;, &quot;itemData&quot;: {&quot;DOI&quot;: &quot;10.3844/jmssp.2013.65.71&quot;, &quot;ISSN&quot;: &quot;15493644&quot;, &quot;abstract&quot;: &quot;The aim of this study was to forecast the returns for the Stock Exchange of Thailand (SET) Index by adding some explanatory variables and stationary Autoregressive order p (AR (p)) in the mean equation of returns. In addition, we used Principal Component Analysis (PCA) to remove possible complications caused by multicollinearity. Results showed that the multiple regressions based on PCA, has the best performance. \u00a9 2013 Science Publications.&quot;, &quot;author&quot;: [{&quot;dropping-particle&quot;: &quot;&quot;, &quot;family&quot;: &quot;Sopipan&quot;, &quot;given&quot;: &quot;Nop&quot;, &quot;non-dropping-particle&quot;: &quot;&quot;, &quot;parse-names&quot;: false, &quot;suffix&quot;: &quot;&quot;}], &quot;container-title&quot;: &quot;Journal of Mathematics and Statistics&quot;, &quot;id&quot;: &quot;ITEM-1&quot;, &quot;issue&quot;: &quot;1&quot;, &quot;issued&quot;: {&quot;date-parts&quot;: [[&quot;2013&quot;]]}, &quot;page&quot;: &quot;65-71&quot;, &quot;title&quot;: &quot;Forecasting the financial returns for using multiple regression based on principal component analysis&quot;, &quot;type&quot;: &quot;article-journal&quot;, &quot;volume&quot;: &quot;9&quot;}, &quot;uris&quot;: [&quot;http://www.mendeley.com/documents/?uuid=e38b9946-274b-49e2-9432-576fe74c1148&quot;]}, {&quot;id&quot;: &quot;ITEM-2&quot;, &quot;itemData&quot;: {&quot;abstract&quot;: &quot;Stock markets are major institutions where trades are made daily having their worth in millions and billions on a daily basis. Some consider as a fast way to fill up their pockets whereas some have a traditional approach to invest in a company and reap long term benefits. A well done research about the company and its performance can help to gain better financial profits. Industry experts and major conglomerates invest heavily in research and development and with the technological developments, minimising the error probability and estimating the future performance has become achievable. Machine Learning algorithms have proved to fetch benevolent results in predicting stock prices. In this paper, we have studied and documented the performance of APPLE INC.'s stock price using Multiple Linear Regression and gauged its performance using Root Mean Squared Error. The results are promising but can be improved by taking into consideration more parameters.&quot;, &quot;author&quot;: [{&quot;dropping-particle&quot;: &quot;&quot;, &quot;family&quot;: &quot;Shakhla&quot;, &quot;given&quot;: &quot;Shruti&quot;, &quot;non-dropping-particle&quot;: &quot;&quot;, &quot;parse-names&quot;: false, &quot;suffix&quot;: &quot;&quot;}, {&quot;dropping-particle&quot;: &quot;&quot;, &quot;family&quot;: &quot;Shah&quot;, &quot;given&quot;: &quot;Bhavya&quot;, &quot;non-dropping-particle&quot;: &quot;&quot;, &quot;parse-names&quot;: false, &quot;suffix&quot;: &quot;&quot;}, {&quot;dropping-particle&quot;: &quot;&quot;, &quot;family&quot;: &quot;Shah&quot;, &quot;given&quot;: &quot;Niket&quot;, &quot;non-dropping-particle&quot;: &quot;&quot;, &quot;parse-names&quot;: false, &quot;suffix&quot;: &quot;&quot;}, {&quot;dropping-particle&quot;: &quot;&quot;, &quot;family&quot;: &quot;Unadkat&quot;, &quot;given&quot;: &quot;Vyom&quot;, &quot;non-dropping-particle&quot;: &quot;&quot;, &quot;parse-names&quot;: false, &quot;suffix&quot;: &quot;&quot;}, {&quot;dropping-particle&quot;: &quot;&quot;, &quot;family&quot;: &quot;Kanani&quot;, &quot;given&quot;: &quot;Pratik&quot;, &quot;non-dropping-particle&quot;: &quot;&quot;, &quot;parse-names&quot;: false, &quot;suffix&quot;: &quot;&quot;}], &quot;id&quot;: &quot;ITEM-2&quot;, &quot;issue&quot;: &quot;10&quot;, &quot;issued&quot;: {&quot;date-parts&quot;: [[&quot;2018&quot;]]}, &quot;page&quot;: &quot;29-33&quot;, &quot;title&quot;: &quot;Stock price trend prediction using multiple linear regression&quot;, &quot;type&quot;: &quot;article-journal&quot;, &quot;volume&quot;: &quot;7&quot;}, &quot;uris&quot;: [&quot;http://www.mendeley.com/documents/?uuid=95b8ea63-4273-4783-8b97-c876f8a2528f&quot;]}], &quot;mendeley&quot;: {&quot;formattedCitation&quot;: &quot;[8], [9]&quot;}, &quot;properties&quot;: {&quot;noteIndex&quot;: 0}, &quot;schema&quot;: &quot;https://github.com/citation-style-language/schema/raw/master/csl-citation.json&quot;} RNDfeW83PKzYf"/><text:span text:style-name="T25">⁠</text:span><text:reference-mark-start text:name="ADDIN CSL_CITATION {&quot;citationItems&quot;: [{&quot;id&quot;: &quot;ITEM-1&quot;, &quot;itemData&quot;: {&quot;abstract&quot;: &quot;The aim of the project was to design a multiple linear regression model and use it to predict the share's closing price for 44 companies listed on the OMX Stockholm stock exchange's Large Cap list. The model is intended to be used as a day trading guideline i.e. today's information is used to predict tomorrow's closing price. The regression was done in Microsoft Excel 2010 [18] by using its built-in function LINEST. The LINEST-function uses the dependent variable y and all the covariates x to calculate the \u03b2-value belonging to each covariate. Several multiple linear regression models were created and their functionality was tested, but only seven models were better than chance i.e. more than 50 % in the right direction. To determine the most suitable model out of the remaining seven, Akaike's Information Criterion (AIC), was applied. The covariates used in the final model were; Dow Jones closing price, Shanghai opening price, conjuncture, oil price, share's opening price, share's highest price, share's lowest price, lending rate, reports, positive/negative insider trading, payday, positive/negative price target, number of completed transactions during one day, OMX Stockholm closing price, TCW index, increasing closing price three days in a row and decreasing closing price three days in a row.&quot;, &quot;author&quot;: [{&quot;dropping-particle&quot;: &quot;&quot;, &quot;family&quot;: &quot;Forslund&quot;, &quot;given&quot;: &quot;Gustaf&quot;, &quot;non-dropping-particle&quot;: &quot;&quot;, &quot;parse-names&quot;: false, &quot;suffix&quot;: &quot;&quot;}, {&quot;dropping-particle&quot;: &quot;&quot;, &quot;family&quot;: &quot;\u00c5kesson&quot;, &quot;given&quot;: &quot;David&quot;, &quot;non-dropping-particle&quot;: &quot;&quot;, &quot;parse-names&quot;: false, &quot;suffix&quot;: &quot;&quot;}], &quot;container-title&quot;: &quot;Vehicle engineering KTH&quot;, &quot;id&quot;: &quot;ITEM-1&quot;, &quot;issued&quot;: {&quot;date-parts&quot;: [[&quot;2013&quot;]]}, &quot;page&quot;: &quot;92&quot;, &quot;title&quot;: &quot;Predicting share price by using Multiple Linear Regression&quot;, &quot;type&quot;: &quot;article-journal&quot;}, &quot;uris&quot;: [&quot;http://www.mendeley.com/documents/?uuid=ce4fb83a-5441-4f7d-bfef-93ca7f28626a&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ViIEhpBOGu"/><text:span text:style-name="T20">[10]</text:span><text:reference-mark-end text:name="ADDIN CSL_CITATION {&quot;citationItems&quot;: [{&quot;id&quot;: &quot;ITEM-1&quot;, &quot;itemData&quot;: {&quot;abstract&quot;: &quot;The aim of the project was to design a multiple linear regression model and use it to predict the share's closing price for 44 companies listed on the OMX Stockholm stock exchange's Large Cap list. The model is intended to be used as a day trading guideline i.e. today's information is used to predict tomorrow's closing price. The regression was done in Microsoft Excel 2010 [18] by using its built-in function LINEST. The LINEST-function uses the dependent variable y and all the covariates x to calculate the \u03b2-value belonging to each covariate. Several multiple linear regression models were created and their functionality was tested, but only seven models were better than chance i.e. more than 50 % in the right direction. To determine the most suitable model out of the remaining seven, Akaike's Information Criterion (AIC), was applied. The covariates used in the final model were; Dow Jones closing price, Shanghai opening price, conjuncture, oil price, share's opening price, share's highest price, share's lowest price, lending rate, reports, positive/negative insider trading, payday, positive/negative price target, number of completed transactions during one day, OMX Stockholm closing price, TCW index, increasing closing price three days in a row and decreasing closing price three days in a row.&quot;, &quot;author&quot;: [{&quot;dropping-particle&quot;: &quot;&quot;, &quot;family&quot;: &quot;Forslund&quot;, &quot;given&quot;: &quot;Gustaf&quot;, &quot;non-dropping-particle&quot;: &quot;&quot;, &quot;parse-names&quot;: false, &quot;suffix&quot;: &quot;&quot;}, {&quot;dropping-particle&quot;: &quot;&quot;, &quot;family&quot;: &quot;\u00c5kesson&quot;, &quot;given&quot;: &quot;David&quot;, &quot;non-dropping-particle&quot;: &quot;&quot;, &quot;parse-names&quot;: false, &quot;suffix&quot;: &quot;&quot;}], &quot;container-title&quot;: &quot;Vehicle engineering KTH&quot;, &quot;id&quot;: &quot;ITEM-1&quot;, &quot;issued&quot;: {&quot;date-parts&quot;: [[&quot;2013&quot;]]}, &quot;page&quot;: &quot;92&quot;, &quot;title&quot;: &quot;Predicting share price by using Multiple Linear Regression&quot;, &quot;type&quot;: &quot;article-journal&quot;}, &quot;uris&quot;: [&quot;http://www.mendeley.com/documents/?uuid=ce4fb83a-5441-4f7d-bfef-93ca7f28626a&quot;]}], &quot;mendeley&quot;: {&quot;formattedCitation&quot;: &quot;[10]&quot;, &quot;plainTextFormattedCitation&quot;: &quot;[10]&quot;, &quot;previouslyFormattedCitation&quot;: &quot;[10]&quot;}, &quot;properties&quot;: {&quot;noteIndex&quot;: 0}, &quot;schema&quot;: &quot;https://github.com/citation-style-language/schema/raw/master/csl-citation.json&quot;} RNDViIEhpBOGu"/><text:span text:style-name="T25">⁠,</text:span><text:span text:style-name="T24"> LSTM(Long-Short Term </text:span><text:span text:style-name="T26">Memory</text:span><text:span text:style-name="T24">)</text:span><text:reference-mark-start text:name="ADDIN CSL_CITATION {&quot;citationItems&quot;: [{&quot;id&quot;: &quot;ITEM-1&quot;, &quot;itemData&quot;: {&quot;ISBN&quot;: &quot;9789937048729&quot;, &quot;author&quot;: [{&quot;dropping-particle&quot;: &quot;&quot;, &quot;family&quot;: &quot;Khadka&quot;, &quot;given&quot;: &quot;Sadhana&quot;, &quot;non-dropping-particle&quot;: &quot;&quot;, &quot;parse-names&quot;: false, &quot;suffix&quot;: &quot;&quot;}], &quot;id&quot;: &quot;ITEM-1&quot;, &quot;issued&quot;: {&quot;date-parts&quot;: [[&quot;2018&quot;]]}, &quot;page&quot;: &quot;61-65&quot;, &quot;title&quot;: &quot;Stock Price Prediction of Nepal Using&quot;, &quot;type&quot;: &quot;article-journal&quot;, &quot;volume&quot;: &quot;I&quot;}, &quot;uris&quot;: [&quot;http://www.mendeley.com/documents/?uuid=a11d422f-68f3-400e-b6e0-a1fc93535aab&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VO9kKEglHx"/><text:span text:style-name="T21">[11]</text:span><text:reference-mark-end text:name="ADDIN CSL_CITATION {&quot;citationItems&quot;: [{&quot;id&quot;: &quot;ITEM-1&quot;, &quot;itemData&quot;: {&quot;ISBN&quot;: &quot;9789937048729&quot;, &quot;author&quot;: [{&quot;dropping-particle&quot;: &quot;&quot;, &quot;family&quot;: &quot;Khadka&quot;, &quot;given&quot;: &quot;Sadhana&quot;, &quot;non-dropping-particle&quot;: &quot;&quot;, &quot;parse-names&quot;: false, &quot;suffix&quot;: &quot;&quot;}], &quot;id&quot;: &quot;ITEM-1&quot;, &quot;issued&quot;: {&quot;date-parts&quot;: [[&quot;2018&quot;]]}, &quot;page&quot;: &quot;61-65&quot;, &quot;title&quot;: &quot;Stock Price Prediction of Nepal Using&quot;, &quot;type&quot;: &quot;article-journal&quot;, &quot;volume&quot;: &quot;I&quot;}, &quot;uris&quot;: [&quot;http://www.mendeley.com/documents/?uuid=a11d422f-68f3-400e-b6e0-a1fc93535aab&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VO9kKEglHx"/><text:span text:style-name="T24">⁠, </text:span><text:span text:style-name="T27">ARIMA Model</text:span><text:reference-mark-start text:name="ADDIN CSL_CITATION {&quot;citationItems&quot;: [{&quot;id&quot;: &quot;ITEM-1&quot;, &quot;itemData&quot;: {&quot;DOI&quot;: &quot;10.1109/UKSim.2014.67&quot;, &quot;ISBN&quot;: &quot;9781479949236&quot;, &quot;abstract&quot;: &quot;Stock price prediction is an important topic in finance and economics which has spurred the interest of researchers over the years to develop better predictive models. The autoregressive integrated moving average (ARIMA) models have been explored in literature for time series prediction. This paper presents extensive process of building stock price predictive model using the ARIMA model. Published stock data obtained from New York Stock Exchange (NYSE) and Nigeria Stock Exchange (NSE) are used with stock price predictive model developed. Results obtained revealed that the ARIMA model has a strong potential for short-term prediction and can compete favourably with existing techniques for stock price prediction.&quot;, &quot;author&quot;: [{&quot;dropping-particle&quot;: &quot;&quot;, &quot;family&quot;: &quot;Adebiyi&quot;, &quot;given&quot;: &quot;Ayodele A.&quot;, &quot;non-dropping-particle&quot;: &quot;&quot;, &quot;parse-names&quot;: false, &quot;suffix&quot;: &quot;&quot;}, {&quot;dropping-particle&quot;: &quot;&quot;, &quot;family&quot;: &quot;Adewumi&quot;, &quot;given&quot;: &quot;Aderemi O.&quot;, &quot;non-dropping-particle&quot;: &quot;&quot;, &quot;parse-names&quot;: false, &quot;suffix&quot;: &quot;&quot;}, {&quot;dropping-particle&quot;: &quot;&quot;, &quot;family&quot;: &quot;Ayo&quot;, &quot;given&quot;: &quot;Charles K.&quot;, &quot;non-dropping-particle&quot;: &quot;&quot;, &quot;parse-names&quot;: false, &quot;suffix&quot;: &quot;&quot;}], &quot;container-title&quot;: &quot;Proceedings - UKSim-AMSS 16th International Conference on Computer Modelling and Simulation, UKSim 2014&quot;, &quot;id&quot;: &quot;ITEM-1&quot;, &quot;issued&quot;: {&quot;date-parts&quot;: [[&quot;2014&quot;]]}, &quot;page&quot;: &quot;106-112&quot;, &quot;title&quot;: &quot;Stock price prediction using the ARIMA model&quot;, &quot;type&quot;: &quot;article-journal&quot;}, &quot;uris&quot;: [&quot;http://www.mendeley.com/documents/?uuid=5e8cff2c-92d2-4d6c-8890-2f5dc6de8d42&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apDPndZhFO"/><text:span text:style-name="T22">[5]</text:span><text:reference-mark-end text:name="ADDIN CSL_CITATION {&quot;citationItems&quot;: [{&quot;id&quot;: &quot;ITEM-1&quot;, &quot;itemData&quot;: {&quot;DOI&quot;: &quot;10.1109/UKSim.2014.67&quot;, &quot;ISBN&quot;: &quot;9781479949236&quot;, &quot;abstract&quot;: &quot;Stock price prediction is an important topic in finance and economics which has spurred the interest of researchers over the years to develop better predictive models. The autoregressive integrated moving average (ARIMA) models have been explored in literature for time series prediction. This paper presents extensive process of building stock price predictive model using the ARIMA model. Published stock data obtained from New York Stock Exchange (NYSE) and Nigeria Stock Exchange (NSE) are used with stock price predictive model developed. Results obtained revealed that the ARIMA model has a strong potential for short-term prediction and can compete favourably with existing techniques for stock price prediction.&quot;, &quot;author&quot;: [{&quot;dropping-particle&quot;: &quot;&quot;, &quot;family&quot;: &quot;Adebiyi&quot;, &quot;given&quot;: &quot;Ayodele A.&quot;, &quot;non-dropping-particle&quot;: &quot;&quot;, &quot;parse-names&quot;: false, &quot;suffix&quot;: &quot;&quot;}, {&quot;dropping-particle&quot;: &quot;&quot;, &quot;family&quot;: &quot;Adewumi&quot;, &quot;given&quot;: &quot;Aderemi O.&quot;, &quot;non-dropping-particle&quot;: &quot;&quot;, &quot;parse-names&quot;: false, &quot;suffix&quot;: &quot;&quot;}, {&quot;dropping-particle&quot;: &quot;&quot;, &quot;family&quot;: &quot;Ayo&quot;, &quot;given&quot;: &quot;Charles K.&quot;, &quot;non-dropping-particle&quot;: &quot;&quot;, &quot;parse-names&quot;: false, &quot;suffix&quot;: &quot;&quot;}], &quot;container-title&quot;: &quot;Proceedings - UKSim-AMSS 16th International Conference on Computer Modelling and Simulation, UKSim 2014&quot;, &quot;id&quot;: &quot;ITEM-1&quot;, &quot;issued&quot;: {&quot;date-parts&quot;: [[&quot;2014&quot;]]}, &quot;page&quot;: &quot;106-112&quot;, &quot;title&quot;: &quot;Stock price prediction using the ARIMA model&quot;, &quot;type&quot;: &quot;article-journal&quot;}, &quot;uris&quot;: [&quot;http://www.mendeley.com/documents/?uuid=5e8cff2c-92d2-4d6c-8890-2f5dc6de8d42&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apDPndZhFO"/><text:span text:style-name="T27">⁠</text:span><text:span text:style-name="T1">, Neural Network</text:span><text:reference-mark-start text:name="ADDIN CSL_CITATION {&quot;citationItems&quot;: [{&quot;id&quot;: &quot;ITEM-1&quot;, &quot;itemData&quot;: {&quot;DOI&quot;: &quot;10.1007/s11042-016-4159-7&quot;, &quot;ISSN&quot;: &quot;15737721&quot;, &quot;abstract&quot;: &quot;Stock market is considered chaotic, complex, volatile and dynamic. Undoubtedly, its prediction is one of the most challenging tasks in time series forecasting. Moreover existing Artificial Neural Network (ANN) approaches fail to provide encouraging results. Meanwhile advances in machine learning have presented favourable results for speech recognition, image classification and language processing. Methods applied in digital signal processing can be applied to stock data as both are time series. Similarly, learning outcome of this paper can be applied to speech time series data. Deep learning for stock prediction has been introduced in this paper and its performance is evaluated on Google stock price multimedia data (chart) from NASDAQ. The objective of this paper is to demonstrate that deep learning can improve stock market forecasting accuracy. For this, (2D)2PCA + Deep Neural Network (DNN) method is compared with state of the art method 2-Directional 2-Dimensional Principal Component Analysis (2D)2PCA + Radial Basis Function Neural Network (RBFNN). It is found that the proposed method is performing better than the existing method RBFNN with an improved accuracy of 4.8% for Hit Rate with a window size of 20. Also the results of the proposed model are compared with the Recurrent Neural Network (RNN) and it is found that the accuracy for Hit Rate is improved by 15.6%. The correlation coefficient between the actual and predicted return for DNN is 17.1% more than RBFNN and it is 43.4% better than RNN.&quot;, &quot;author&quot;: [{&quot;dropping-particle&quot;: &quot;&quot;, &quot;family&quot;: &quot;Singh&quot;, &quot;given&quot;: &quot;Ritika&quot;, &quot;non-dropping-particle&quot;: &quot;&quot;, &quot;parse-names&quot;: false, &quot;suffix&quot;: &quot;&quot;}, {&quot;dropping-particle&quot;: &quot;&quot;, &quot;family&quot;: &quot;Srivastava&quot;, &quot;given&quot;: &quot;Shashi&quot;, &quot;non-dropping-particle&quot;: &quot;&quot;, &quot;parse-names&quot;: false, &quot;suffix&quot;: &quot;&quot;}], &quot;container-title&quot;: &quot;Multimedia Tools and Applications&quot;, &quot;id&quot;: &quot;ITEM-1&quot;, &quot;issue&quot;: &quot;18&quot;, &quot;issued&quot;: {&quot;date-parts&quot;: [[&quot;2017&quot;]]}, &quot;page&quot;: &quot;18569-18584&quot;, &quot;publisher&quot;: &quot;Multimedia Tools and Applications&quot;, &quot;title&quot;: &quot;Stock prediction using deep learning&quot;, &quot;type&quot;: &quot;article-journal&quot;, &quot;volume&quot;: &quot;76&quot;}, &quot;uris&quot;: [&quot;http://www.mendeley.com/documents/?uuid=aba7b387-6c23-43e6-bebd-3c88ff580933&quot;]}, {&quot;id&quot;: &quot;ITEM-2&quot;, &quot;itemData&quot;: {&quot;abstract&quot;: &quot;Predicting the movement of stock market indices is a commonly studied time-series learning problem. This study applies deep recurrent neural networks (RNNs) on textual representations of daily news headlines to predict stock market movement. While previous studies rely on non-recurrent and shallow algorithms, deep RNNs can exploit the sequential nature of time-series data by sharing the same weights across multiple timesteps and can automatically relevant features from the feature set. I implement a 12-layer GRU on a benchmark dataset for predicting stock market movement only using news headlines as features and achieve 54% test set accuracy. The model is under half a percentage point shy of achieving state-of-the-art status on the benchmark dataset when area under the ROC curve (AUC) is the evaluation metric.&quot;, &quot;author&quot;: [{&quot;dropping-particle&quot;: &quot;&quot;, &quot;family&quot;: &quot;Poulos&quot;, &quot;given&quot;: &quot;Jason&quot;, &quot;non-dropping-particle&quot;: &quot;&quot;, &quot;parse-names&quot;: false, &quot;suffix&quot;: &quot;&quot;}], &quot;id&quot;: &quot;ITEM-2&quot;, &quot;issued&quot;: {&quot;date-parts&quot;: [[&quot;2013&quot;]]}, &quot;page&quot;: &quot;1-7&quot;, &quot;title&quot;: &quot;Predicting Stock Market Movement with Deep RNNs&quot;, &quot;type&quot;: &quot;article-journal&quot;}, &quot;uris&quot;: [&quot;http://www.mendeley.com/documents/?uuid=65b42572-e742-42fd-8706-9cd03a114468&quot;]}], &quot;mendeley&quot;: {&quot;formattedCitation&quot;: &quot;[1], [3]&quot;, &quot;plainTextFormattedCitation&quot;: &quot;[1], [3]&quot;, &quot;previouslyFormattedCitation&quot;: &quot;[1], [3]&quot;}, &quot;properties&quot;: {&quot;noteIndex&quot;: 0}, &quot;schema&quot;: &quot;https://github.com/citation-style-language/schema/raw/master/csl-citation.json&quot;} RND37rWibEsVc"/><text:span text:style-name="T15">[1], [3]</text:span><text:reference-mark-end text:name="ADDIN CSL_CITATION {&quot;citationItems&quot;: [{&quot;id&quot;: &quot;ITEM-1&quot;, &quot;itemData&quot;: {&quot;DOI&quot;: &quot;10.1007/s11042-016-4159-7&quot;, &quot;ISSN&quot;: &quot;15737721&quot;, &quot;abstract&quot;: &quot;Stock market is considered chaotic, complex, volatile and dynamic. Undoubtedly, its prediction is one of the most challenging tasks in time series forecasting. Moreover existing Artificial Neural Network (ANN) approaches fail to provide encouraging results. Meanwhile advances in machine learning have presented favourable results for speech recognition, image classification and language processing. Methods applied in digital signal processing can be applied to stock data as both are time series. Similarly, learning outcome of this paper can be applied to speech time series data. Deep learning for stock prediction has been introduced in this paper and its performance is evaluated on Google stock price multimedia data (chart) from NASDAQ. The objective of this paper is to demonstrate that deep learning can improve stock market forecasting accuracy. For this, (2D)2PCA + Deep Neural Network (DNN) method is compared with state of the art method 2-Directional 2-Dimensional Principal Component Analysis (2D)2PCA + Radial Basis Function Neural Network (RBFNN). It is found that the proposed method is performing better than the existing method RBFNN with an improved accuracy of 4.8% for Hit Rate with a window size of 20. Also the results of the proposed model are compared with the Recurrent Neural Network (RNN) and it is found that the accuracy for Hit Rate is improved by 15.6%. The correlation coefficient between the actual and predicted return for DNN is 17.1% more than RBFNN and it is 43.4% better than RNN.&quot;, &quot;author&quot;: [{&quot;dropping-particle&quot;: &quot;&quot;, &quot;family&quot;: &quot;Singh&quot;, &quot;given&quot;: &quot;Ritika&quot;, &quot;non-dropping-particle&quot;: &quot;&quot;, &quot;parse-names&quot;: false, &quot;suffix&quot;: &quot;&quot;}, {&quot;dropping-particle&quot;: &quot;&quot;, &quot;family&quot;: &quot;Srivastava&quot;, &quot;given&quot;: &quot;Shashi&quot;, &quot;non-dropping-particle&quot;: &quot;&quot;, &quot;parse-names&quot;: false, &quot;suffix&quot;: &quot;&quot;}], &quot;container-title&quot;: &quot;Multimedia Tools and Applications&quot;, &quot;id&quot;: &quot;ITEM-1&quot;, &quot;issue&quot;: &quot;18&quot;, &quot;issued&quot;: {&quot;date-parts&quot;: [[&quot;2017&quot;]]}, &quot;page&quot;: &quot;18569-18584&quot;, &quot;publisher&quot;: &quot;Multimedia Tools and Applications&quot;, &quot;title&quot;: &quot;Stock prediction using deep learning&quot;, &quot;type&quot;: &quot;article-journal&quot;, &quot;volume&quot;: &quot;76&quot;}, &quot;uris&quot;: [&quot;http://www.mendeley.com/documents/?uuid=aba7b387-6c23-43e6-bebd-3c88ff580933&quot;]}, {&quot;id&quot;: &quot;ITEM-2&quot;, &quot;itemData&quot;: {&quot;abstract&quot;: &quot;Predicting the movement of stock market indices is a commonly studied time-series learning problem. This study applies deep recurrent neural networks (RNNs) on textual representations of daily news headlines to predict stock market movement. While previous studies rely on non-recurrent and shallow algorithms, deep RNNs can exploit the sequential nature of time-series data by sharing the same weights across multiple timesteps and can automatically relevant features from the feature set. I implement a 12-layer GRU on a benchmark dataset for predicting stock market movement only using news headlines as features and achieve 54% test set accuracy. The model is under half a percentage point shy of achieving state-of-the-art status on the benchmark dataset when area under the ROC curve (AUC) is the evaluation metric.&quot;, &quot;author&quot;: [{&quot;dropping-particle&quot;: &quot;&quot;, &quot;family&quot;: &quot;Poulos&quot;, &quot;given&quot;: &quot;Jason&quot;, &quot;non-dropping-particle&quot;: &quot;&quot;, &quot;parse-names&quot;: false, &quot;suffix&quot;: &quot;&quot;}], &quot;id&quot;: &quot;ITEM-2&quot;, &quot;issued&quot;: {&quot;date-parts&quot;: [[&quot;2013&quot;]]}, &quot;page&quot;: &quot;1-7&quot;, &quot;title&quot;: &quot;Predicting Stock Market Movement with Deep RNNs&quot;, &quot;type&quot;: &quot;article-journal&quot;}, &quot;uris&quot;: [&quot;http://www.mendeley.com/documents/?uuid=65b42572-e742-42fd-8706-9cd03a114468&quot;]}], &quot;mendeley&quot;: {&quot;formattedCitation&quot;: &quot;[1], [3]&quot;, &quot;plainTextFormattedCitation&quot;: &quot;[1], [3]&quot;, &quot;previouslyFormattedCitation&quot;: &quot;[1], [3]&quot;}, &quot;properties&quot;: {&quot;noteIndex&quot;: 0}, &quot;schema&quot;: &quot;https://github.com/citation-style-language/schema/raw/master/csl-citation.json&quot;} RND37rWibEsVc"/><text:span text:style-name="T1">⁠and </text:span><text:span text:style-name="T3">Support Vector Regression</text:span><text:reference-mark-start text:name="ADDIN CSL_CITATION {&quot;citationItems&quot;: [{&quot;id&quot;: &quot;ITEM-1&quot;, &quot;itemData&quot;: {&quot;ISBN&quot;: &quot;9781618040237&quot;, &quot;abstract&quot;: &quot;The main purpose of this study is to predict the real estate price in Taiwan efficiently. Neural networks and Support Vector Regression are applied and compared. Variables are first selected from previous research and than chose by stepwise procedure and trial-and-error methods. It is found that SVR with trial-and-error method performed the best with MAPE=4.466% and R 2=0.8540. In addition, Rediscount rate, Money supply, and Price of last month are the three common variables for both BPNN and SVR.&quot;, &quot;author&quot;: [{&quot;dropping-particle&quot;: &quot;&quot;, &quot;family&quot;: &quot;Lin&quot;, &quot;given&quot;: &quot;Hong Yu&quot;, &quot;non-dropping-particle&quot;: &quot;&quot;, &quot;parse-names&quot;: false, &quot;suffix&quot;: &quot;&quot;}, {&quot;dropping-particle&quot;: &quot;&quot;, &quot;family&quot;: &quot;Chen&quot;, &quot;given&quot;: &quot;Kuentai&quot;, &quot;non-dropping-particle&quot;: &quot;&quot;, &quot;parse-names&quot;: false, &quot;suffix&quot;: &quot;&quot;}], &quot;container-title&quot;: &quot;Recent Researches in System Science - Proceedings of the 15th WSEAS International Conference on Systems, Part of the 15th WSEAS CSCC Multiconference&quot;, &quot;id&quot;: &quot;ITEM-1&quot;, &quot;issued&quot;: {&quot;date-parts&quot;: [[&quot;2011&quot;]]}, &quot;page&quot;: &quot;220-225&quot;, &quot;title&quot;: &quot;Predicting price of Taiwan real estates by neural networks and Support Vector Regression&quot;, &quot;type&quot;: &quot;article-journal&quot;}, &quot;uris&quot;: [&quot;http://www.mendeley.com/documents/?uuid=5c642a5d-2ced-4a54-9239-733d0fccaefd&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SAg7bOdZ7y"/><text:span text:style-name="T16">[12]</text:span><text:reference-mark-end text:name="ADDIN CSL_CITATION {&quot;citationItems&quot;: [{&quot;id&quot;: &quot;ITEM-1&quot;, &quot;itemData&quot;: {&quot;ISBN&quot;: &quot;9781618040237&quot;, &quot;abstract&quot;: &quot;The main purpose of this study is to predict the real estate price in Taiwan efficiently. Neural networks and Support Vector Regression are applied and compared. Variables are first selected from previous research and than chose by stepwise procedure and trial-and-error methods. It is found that SVR with trial-and-error method performed the best with MAPE=4.466% and R 2=0.8540. In addition, Rediscount rate, Money supply, and Price of last month are the three common variables for both BPNN and SVR.&quot;, &quot;author&quot;: [{&quot;dropping-particle&quot;: &quot;&quot;, &quot;family&quot;: &quot;Lin&quot;, &quot;given&quot;: &quot;Hong Yu&quot;, &quot;non-dropping-particle&quot;: &quot;&quot;, &quot;parse-names&quot;: false, &quot;suffix&quot;: &quot;&quot;}, {&quot;dropping-particle&quot;: &quot;&quot;, &quot;family&quot;: &quot;Chen&quot;, &quot;given&quot;: &quot;Kuentai&quot;, &quot;non-dropping-particle&quot;: &quot;&quot;, &quot;parse-names&quot;: false, &quot;suffix&quot;: &quot;&quot;}], &quot;container-title&quot;: &quot;Recent Researches in System Science - Proceedings of the 15th WSEAS International Conference on Systems, Part of the 15th WSEAS CSCC Multiconference&quot;, &quot;id&quot;: &quot;ITEM-1&quot;, &quot;issued&quot;: {&quot;date-parts&quot;: [[&quot;2011&quot;]]}, &quot;page&quot;: &quot;220-225&quot;, &quot;title&quot;: &quot;Predicting price of Taiwan real estates by neural networks and Support Vector Regression&quot;, &quot;type&quot;: &quot;article-journal&quot;}, &quot;uris&quot;: [&quot;http://www.mendeley.com/documents/?uuid=5c642a5d-2ced-4a54-9239-733d0fccaefd&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SAg7bOdZ7y"/><text:span text:style-name="T3">⁠ </text:span><text:span text:style-name="T1">. The basic concept of these techniques is the prediction of price of stock using the trained models. There is no much literature available in the field of Nepalese Stock market prediction. </text:span><text:span text:style-name="T7">Some of them are listed below:</text:span></text:p>
      <text:p text:style-name="P2"><text:span text:style-name="T5">In[9], </text:span><text:span text:style-name="T4">The</text:span><text:span text:style-name="T5"> aim </text:span><text:span text:style-name="T4">was </text:span><text:span text:style-name="T5">to predict a stock’s daily high using historical data. The data used is the stock’s open and </text:span><text:span text:style-name="T4">the stock’s high value from the APPLE INC</text:span><text:span text:style-name="T5">. The model used is a Multi-Linear Regression model which is one of the most extensively used model in stock market analysis </text:span><text:span text:style-name="T1">and <text:s/>its performance </text:span><text:span text:style-name="T6">calculated </text:span><text:span text:style-name="T1">using Root Mean Squared Error. </text:span><text:span text:style-name="T6">They found Root Mean Square Error (RMSE) of 1.145040040250809, also the R2 score of 0.91433103366658208. </text:span><text:span text:style-name="T25">The authors suggest that the results were good but can be improved by taking into consideration more parameters.</text:span></text:p>
      <text:p text:style-name="P5"><text:tab/><text:span text:style-name="T38">In[10], Thesis paper is presented which uses multiple linear regression model is used to predict the share’s closing price for 44 companies listed on the OMX Stockholm stock exchange’s Large Cap list. <text:s/>To achieve this four years (2008-01-02 to 2012-02-21) of data from every share was collected and inserted into a single Microsoft Excel 2010[18] sheet. The amount of data made up 45892 observations. Microsoft Excel 2010’s built-in function LINEST was used to perform the regression. The LINEST-function gives the Bi</text:span>:s value and the corresponding i error term for every covariate used. The covariates used in the final model were; Dow Jones closing price, Shanghai opening price, conjuncture, oil price, share’s opening price, share’s highest price, share’s lowest price, lending rate, reports, positive/negative insider trading, payday, positive/negative price target, number of completed transactions during one day, OMX Stockholm closing price, TCW index, increasing closing price three days in a row and decreasing closing price three days in a row. The predicted closing price was compared with yesterday’s to determine if the predicted value was an increase or decrease. If the real closing price was an increase and the predicted value as well it was considered a correct prediction.The average maximum deviation was 6.60 % and the average deviation was 1.03 %.</text:p>
      <text:p text:style-name="P6"><text:span text:style-name="Source_20_Text"><text:span text:style-name="T33">In[2], different machine learning algorithm were applied </text:span></text:span><text:span text:style-name="Source_20_Text"><text:span text:style-name="T34">for stock price data of from past four years. The historical stock data was obtained from sharesansar.com. The stock prices of four different primary stocks of most volatile and stable stock prices were taken. The available data of the stock had the following attributes:Date - LTP - %Change - High - Low - Qty – Turnover. The <text:s/>Four models were used <text:s/>for prediction. Linear Regreession with </text:span></text:span><text:span text:style-name="Source_20_Text"><text:span text:style-name="T35">Root Mean Squared Error of 30.253</text:span></text:span><text:span text:style-name="Source_20_Text"><text:span text:style-name="T34">, Multiple Linear Regression </text:span></text:span><text:span text:style-name="Source_20_Text"><text:span text:style-name="T35">with 9% RMSE</text:span></text:span><text:span text:style-name="Source_20_Text"><text:span text:style-name="T34">, Support Vector Machine </text:span></text:span><text:span text:style-name="Source_20_Text"><text:span text:style-name="T35">with 0.456 RMSE and 59% accuracy</text:span></text:span><text:span text:style-name="Source_20_Text"><text:span text:style-name="T34">, Boosting </text:span></text:span><text:span text:style-name="Source_20_Text"><text:span text:style-name="T35">with 0.576 RMSE and 65% accuracy</text:span></text:span><text:span text:style-name="Source_20_Text"><text:span text:style-name="T34">. . The algorithm called Support Vector Machine that was combined with boosting produced the most accurate results with an accuracy of 65%.</text:span></text:span></text:p>
      <text:p text:style-name="P19"><text:bookmark text:name="docs-internal-guid-92d974f8-7fff-7f04-7aba-ff946af6c3e1"/><text:soft-page-break/><text:span text:style-name="Source_20_Text"><text:span text:style-name="T28"><text:tab/></text:span></text:span><text:span text:style-name="Source_20_Text"><text:span text:style-name="T29">Data sets </text:span></text:span></text:p>
      <text:p text:style-name="P20"><text:span text:style-name="Source_20_Text"><text:span text:style-name="T8">In this study, </text:span></text:span><text:span text:style-name="Source_20_Text"><text:span text:style-name="T1"><text:s/></text:span></text:span><text:span text:style-name="Source_20_Text"><text:span text:style-name="T8">the</text:span></text:span><text:span text:style-name="Source_20_Text"><text:span text:style-name="T1"> predict</text:span></text:span><text:span text:style-name="Source_20_Text"><text:span text:style-name="T8">ion of</text:span></text:span><text:span text:style-name="Source_20_Text"><text:span text:style-name="T1"> the stock value with respect to the stock’s previous value and trends. It requires historic data of stock market </text:span></text:span><text:span text:style-name="Source_20_Text"><text:span text:style-name="T8">so </text:span></text:span><text:span text:style-name="Source_20_Text"><text:span text:style-name="T1">it is necessary to have a trusted source having relevant and necessary data required for the prediction. Nepal Stock Exchange website </text:span></text:span><text:span text:style-name="Source_20_Text"><text:span text:style-name="T8">is used</text:span></text:span><text:span text:style-name="Source_20_Text"><text:span text:style-name="T1"> (http://www.nepalstock.com.np) as the primary source of data. This website contains all the details such as: Opening value, Closing value, Highest value, Lowest value, number of shares, increase or decrease in stock values for each financial companies. It also provides the overall performance of Nepal Stock Exchange and performance of companies of different categories. The site is updated on daily basis and it is also a repository for years of stock market data for Nepal. There is no API provided by the website for providing data. </text:span></text:span><text:span text:style-name="Source_20_Text"><text:span text:style-name="T8">I searched the data with the keywords like “Nepse data github”, “nepse data scraping” on the internet if it is available or not. Helpfully, I got a link “</text:span></text:span><text:a xlink:type="simple" xlink:href="https://github.com/BkrmDahal/nepse" text:style-name="Internet_20_link" text:visited-style-name="Visited_20_Internet_20_Link"><text:span text:style-name="Source_20_Text"><text:span text:style-name="T8">https://github.com/BkrmDahal/nepse</text:span></text:span></text:a><text:span text:style-name="Source_20_Text"><text:span text:style-name="T8">” where I found the scraping code and the data </text:span></text:span><text:span text:style-name="Source_20_Text"><text:span text:style-name="T9">of full</text:span></text:span><text:span text:style-name="Source_20_Text"><text:span text:style-name="T36"> </text:span></text:span><text:span text:style-name="Source_20_Text"><text:span text:style-name="T30">company list and detail scraped from </text:span></text:span><text:span text:style-name="Source_20_Text"><text:span text:style-name="Emphasis"><text:span text:style-name="T39">15/04/2009 to 10/26/2017,</text:span></text:span></text:span><text:span text:style-name="Source_20_Text"><text:span text:style-name="T30"> share detail of each company, each day for 2017. </text:span></text:span><text:span text:style-name="Source_20_Text"><text:span text:style-name="Emphasis"><text:span text:style-name="T31">This script was written on 10/27/2017</text:span></text:span></text:span><text:span text:style-name="Source_20_Text"><text:span text:style-name="T31"> </text:span></text:span><text:span text:style-name="Source_20_Text"><text:span text:style-name="T32">by Bikram Dahal.</text:span></text:span></text:p>
      <text:p text:style-name="P21"><text:span text:style-name="Source_20_Text"><text:span text:style-name="T40"/></text:span></text:p>
      <text:p text:style-name="P3"><text:bookmark text:name="docs-internal-guid-02ad24c1-7fff-4344-1511-352a6ca685ad"/>Proposed Architecture</text:p>
      <text:list xml:id="list620764906" text:style-name="L1">
        <text:list-header>
          <text:p text:style-name="P23">Data set Preprocessing </text:p>
        </text:list-header>
      </text:list>
      <text:p text:style-name="P22"><text:tab/><text:tab/><text:span text:style-name="T41">The data taken from NEPSE consists of </text:span></text:p>
      <text:p text:style-name="P22"/>
      <text:p text:style-name="P22"/>
      <text:p text:style-name="P22"/>
      <text:p text:style-name="P22"/>
      <text:list xml:id="list143439159480013" text:continue-numbering="true" text:style-name="L1">
        <text:list-item>
          <text:p text:style-name="P23">Feature Extraction(optional)</text:p>
        </text:list-item>
        <text:list-item>
          <text:p text:style-name="P23">Techniques </text:p>
        </text:list-item>
        <text:list-item>
          <text:p text:style-name="P23">(as necessary)</text:p>
        </text:list-item>
      </text:list>
      <text:p text:style-name="P22"/>
      <text:p text:style-name="P22"><text:tab/></text:p>
      <text:p text:style-name="P1"/>
      <text:p text:style-name="P14">References</text:p>
      <text:section text:style-name="Sect1" text:name="ADDIN Mendeley Bibliography CSL_BIBLIOGRAPHY  RNDKTvuFgHa8o">
        <text:p text:style-name="P18">[1]<text:tab/>R. Singh and S. Srivastava, “Stock prediction using deep learning,” <text:span text:style-name="T18">Multimed. Tools Appl.</text:span>, vol. 76, no. 18, pp. 18569–18584, 2017, doi: 10.1007/s11042-016-4159-7.</text:p>
        <text:p text:style-name="P18">[2]<text:tab/>P. Khanal and S. R. Shakya, “Analysis and Prediction of Stock Prices of Nepal using different Machine Learning Algorithms,” pp. 337–339, 2016.</text:p>
        <text:p text:style-name="P18">[3]<text:tab/>J. Poulos, “Predicting Stock Market Movement with Deep RNNs,” pp. 1–7, 2013.</text:p>
        <text:p text:style-name="P18">[4]<text:tab/>T. B. Pun and T. B. Shahi, “Nepal Stock Exchange Prediction Using Support Vector Regression and Neural Networks,” <text:span text:style-name="T18">Proc. 2018 2nd Int. Conf. Adv. Electron. Comput. Commun. ICAECC 2018</text:span>, pp. 1–6, 2018, doi: 10.1109/ICAECC.2018.8479456.</text:p>
        <text:p text:style-name="P18">[5]<text:tab/>A. A. Adebiyi, A. O. Adewumi, and C. K. Ayo, “Stock price prediction using the ARIMA model,” <text:span text:style-name="T18">Proc. - UKSim-AMSS 16th Int. Conf. Comput. Model. Simulation, UKSim 2014</text:span>, pp. 106–112, 2014, doi: 10.1109/UKSim.2014.67.</text:p>
        <text:p text:style-name="P18">[6]<text:tab/>H. Poh, “Forecasting The KLSE Index.”</text:p>
        <text:p text:style-name="P18">[7]<text:tab/>J. Patel, S. Shah, P. Thakkar, and K. Kotecha, “Predicting stock and stock price index movement using Trend Deterministic Data Preparation and machine learning techniques,” <text:span text:style-name="T18">Expert Syst. Appl.</text:span>, vol. 42, no. 1, pp. 259–268, 2015, doi: 10.1016/j.eswa.2014.07.040.</text:p>
        <text:p text:style-name="P18">[8]<text:tab/>N. Sopipan, “Forecasting the financial returns for using multiple regression based on principal component analysis,” <text:span text:style-name="T18">J. Math. Stat.</text:span>, vol. 9, no. 1, pp. 65–71, 2013, doi: 10.3844/jmssp.2013.65.71.</text:p>
        <text:p text:style-name="P18">[9]<text:tab/>S. Shakhla, B. Shah, N. Shah, V. Unadkat, and P. Kanani, “Stock price trend prediction using multiple linear regression,” vol. 7, no. 10, pp. 29–33, 2018, [Online]. Available: www.ijesi.org.</text:p>
        <text:p text:style-name="P18">[10]<text:tab/>G. Forslund and D. Åkesson, “Predicting share price by using Multiple Linear Regression,” <text:span text:style-name="T18">Veh. Eng. KTH</text:span>, p. 92, 2013.</text:p>
        <text:p text:style-name="P18">[11]<text:tab/>S. Khadka, “Stock Price Prediction of Nepal Using,” vol. I, pp. 61–65, 2018.</text:p>
        <text:p text:style-name="P17">[12]<text:tab/>H. Y. Lin and K. Chen, “Predicting price of Taiwan real estates by neural networks and Support Vector Regression,” <text:span text:style-name="T18">Recent Res. Syst. Sci. - Proc. 15th WSEAS Int. Conf. Syst. Part 15th WSEAS CSCC Multiconference</text:span>, pp. 220–225, 2011.</text:p>
      </text:section>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2" svg:font-family="'Times New Roman'"/>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EEE"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1" fo:font-family="'Times New Roman'" style:font-family-generic="roman" style:font-pitch="variable" fo:font-size="12pt" fo:font-style="normal" style:text-underline-style="none" fo:font-weight="bold" style:text-blinking="false" fo:background-color="transparen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7T19:49:08.007433827</meta:creation-date>
    <dc:date>2020-06-08T14:34:35.787310212</dc:date>
    <meta:editing-duration>P5DT9H49M38S</meta:editing-duration>
    <meta:editing-cycles>18</meta:editing-cycles>
    <meta:generator>LibreOffice/6.0.7.3$Linux_X86_64 LibreOffice_project/00m0$Build-3</meta:generator>
    <meta:document-statistic meta:table-count="0" meta:image-count="0" meta:object-count="0" meta:page-count="5" meta:paragraph-count="34" meta:word-count="1621" meta:character-count="10200" meta:non-whitespace-character-count="8605"/>
    <meta:user-defined meta:name="Mendeley Citation Style_1">http://www.zotero.org/styles/ieee</meta:user-defined>
    <meta:user-defined meta:name="Mendeley Document_1">True</meta:user-defined>
    <meta:user-defined meta:name="Mendeley Unique User Id_1">4f504ffe-9ae6-3117-924e-f26951d31661</meta:user-defined>
  </office:meta>
</office:document-meta>
</file>